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0.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3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8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9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30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5.35cm" fo:min-width="110.9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1.5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3.4cm"/>
    </style:style>
    <style:style style:name="gr37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0.05cm" fo:min-width="110.6cm"/>
    </style:style>
    <style:style style:name="gr38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4.85cm" fo:min-width="110.7cm"/>
    </style:style>
    <style:style style:name="gr39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0-QMBHWShovel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56.117cm" svg:y="71.9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53.789cm" svg:y="69.2cm" svg:viewBox="0 0 9722 7480" draw:points="0,7480 9722,7480 4858,0">
            <text:p/>
          </draw:polygon>
          <draw:custom-shape draw:style-name="gr4" draw:text-style-name="P5" draw:layer="layout" svg:width="0.486cm" svg:height="0.5cm" svg:x="53.4cm" svg:y="76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3.414cm" svg:y="7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407cm" svg:y="6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50.5cm" svg:y1="77.051cm" svg:x2="53.601cm" svg:y2="76.799cm" draw:start-shape="id1" draw:start-glue-point="1" draw:end-shape="id2" draw:end-glue-point="6" svg:d="M50500 77051l3101-252" svg:viewBox="0 0 3102 253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9.619cm" svg:y="73.403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7.291cm" svg:y="70.701cm" svg:viewBox="0 0 9722 7480" draw:points="0,7480 9722,7480 4858,0">
            <text:p/>
          </draw:polygon>
          <draw:custom-shape draw:style-name="gr4" draw:text-style-name="P5" draw:layer="layout" svg:width="0.486cm" svg:height="0.5cm" svg:x="6.902cm" svg:y="78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6.916cm" svg:y="7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1.909cm" svg:y="70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52.9cm" svg:y="7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52.95cm" svg:y1="81.298cm" svg:x2="53.15cm" svg:y2="79.9cm" draw:start-shape="id3" draw:start-glue-point="0" draw:end-shape="id4" draw:end-glue-point="8" svg:d="M52950 812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55.8cm" svg:y="79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56.6cm" svg:y="79.7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55.8cm" svg:y="80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56.6cm" svg:y="80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55.8cm" svg:y="80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58cm" svg:y="80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55.8cm" svg:y="80.6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56.9cm" svg:y="80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54.974cm" svg:y1="78.774cm" svg:x2="53.601cm" svg:y2="76.799cm" draw:start-shape="id5" draw:start-glue-point="5" draw:end-shape="id2" draw:end-glue-point="6" svg:d="M54974 787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55.8cm" svg:y1="80.301cm" svg:x2="55.151cm" svg:y2="79.201cm" draw:start-shape="id6" draw:start-glue-point="3" draw:end-shape="id5" draw:end-glue-point="8" svg:d="M55800 80301l-649-1100" svg:viewBox="0 0 650 1101">
          <text:p/>
        </draw:connector>
        <draw:custom-shape draw:style-name="gr5" draw:text-style-name="P6" xml:id="id10" draw:id="id10" draw:layer="layout" svg:width="0.5cm" svg:height="0.5cm" svg:x="85.6cm" svg:y="7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5.9cm" svg:y="8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2cm" svg:y="7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6.198cm" svg:y1="76.2cm" svg:x2="86.7cm" svg:y2="77.45cm" draw:start-shape="id7" draw:start-glue-point="4" draw:end-shape="id8" draw:end-glue-point="6" svg:d="M86198 76200l502 1250" svg:viewBox="0 0 503 1251">
          <text:p text:style-name="P9"><text:span text:style-name="T3">Transfer</text:span></text:p>
        </draw:connector>
        <draw:connector draw:style-name="gr6" draw:text-style-name="P7" draw:layer="layout" draw:type="line" svg:x1="86.198cm" svg:y1="76.2cm" svg:x2="92cm" svg:y2="73.45cm" draw:start-shape="id7" draw:start-glue-point="4" draw:end-shape="id9" draw:end-glue-point="6" svg:d="M86198 76200l5802-2750" svg:viewBox="0 0 5803 2751">
          <text:p/>
        </draw:connector>
        <draw:connector draw:style-name="gr6" draw:text-style-name="P7" draw:layer="layout" draw:type="line" svg:x1="85.85cm" svg:y1="79cm" svg:x2="86.15cm" svg:y2="80.2cm" draw:start-shape="id10" draw:start-glue-point="8" draw:end-shape="id11" draw:end-glue-point="4" svg:d="M85850 79000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88.3cm" svg:y="79.3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9.1cm" svg:y="79.3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88.3cm" svg:y="79.6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89.1cm" svg:y="79.6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88.3cm" svg:y="79.9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0.5cm" svg:y="80.2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8.3cm" svg:y="80.202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89.4cm" svg:y="80.202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2.4cm" svg:y1="72.101cm" svg:x2="86.198cm" svg:y2="76.2cm" draw:start-shape="id12" draw:start-glue-point="3" draw:end-shape="id7" draw:end-glue-point="4" svg:d="M92400 72101l-6202 4099" svg:viewBox="0 0 6203 4100">
          <text:p/>
        </draw:connector>
        <draw:connector draw:style-name="gr12" draw:text-style-name="P7" draw:layer="ConfigLayout" draw:type="line" svg:x1="89.95cm" svg:y1="79.3cm" svg:x2="86.1cm" svg:y2="78.75cm" draw:start-shape="id13" draw:start-glue-point="0" draw:end-shape="id10" svg:d="M89950 79300l-3850-550" svg:viewBox="0 0 3851 551">
          <text:p/>
        </draw:connector>
        <draw:connector draw:style-name="gr15" draw:text-style-name="P10" draw:layer="ConfigLayout" draw:type="curve" svg:x1="55.151cm" svg:y1="78.701cm" svg:x2="86.198cm" svg:y2="76.2cm" draw:start-shape="id5" draw:start-glue-point="4" draw:end-shape="id7" draw:end-glue-point="4" svg:d="M55151 78701c0-1723 31047-473 31047-2501" svg:viewBox="0 0 31048 2502">
          <text:p text:style-name="P9"><text:span text:style-name="T3">Reset</text:span></text:p>
        </draw:connector>
        <draw:connector draw:style-name="gr15" draw:text-style-name="P10" draw:layer="ConfigLayout" draw:type="curve" svg:x1="55.151cm" svg:y1="78.701cm" svg:x2="85.673cm" svg:y2="78.573cm" draw:start-shape="id5" draw:start-glue-point="4" draw:end-shape="id10" draw:end-glue-point="5" svg:d="M55151 78701c0-1053 30522-989 30522-128" svg:viewBox="0 0 30523 783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78.617cm" svg:y="71.304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6.289cm" svg:y="68.602cm" svg:viewBox="0 0 9722 7480" draw:points="0,7480 9722,7480 4858,0">
            <text:p/>
          </draw:polygon>
          <draw:custom-shape draw:style-name="gr4" draw:text-style-name="P5" draw:layer="layout" svg:width="0.486cm" svg:height="0.5cm" svg:x="75.9cm" svg:y="75.9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5.914cm" svg:y="75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0.907cm" svg:y="6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2.4cm" svg:y="71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3.2cm" svg:y="71.5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2.4cm" svg:y="71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3.2cm" svg:y="71.8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2.4cm" svg:y="72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4.6cm" svg:y="72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4cm" svg:y="72.4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3.5cm" svg:y="72.4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47.2cm" svg:y="76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cm" svg:y="76.3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2cm" svg:y="76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cm" svg:y="76.6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2cm" svg:y="76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4cm" svg:y="77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0" draw:layer="layout" svg:width="1.8cm" svg:height="0.3cm" svg:x="47.2cm" svg:y="77.202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0" draw:layer="layout" svg:width="0.4cm" svg:height="0.3cm" svg:x="49cm" svg:y="77.2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9.4cm" svg:y="77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2cm" svg:y="77.502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3cm" svg:y="77.502cm">
                <text:p text:style-name="P9"><text:span text:style-name="T3">0.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51.3cm" svg:y="81.3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52.1cm" svg:y="81.2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1.3cm" svg:y="81.6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52.1cm" svg:y="81.5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1.3cm" svg:y="81.9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3.5cm" svg:y="82.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51.3cm" svg:y="82.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52.4cm" svg:y="82.2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6.7cm" svg:y="81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7.5cm" svg:y="81.2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6.7cm" svg:y="81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7.5cm" svg:y="81.5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6.7cm" svg:y="81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0" draw:layer="layout" svg:width="1.1cm" svg:height="0.3cm" svg:x="88.9cm" svg:y="82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6.7cm" svg:y="82.402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7.8cm" svg:y="82.4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layout" svg:width="1.1cm" svg:height="0.3cm" svg:x="88.9cm" svg:y="8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6.7cm" svg:y="82.102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87.8cm" svg:y="82.102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4.6cm" svg:y="73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5.4cm" svg:y="73.198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4.6cm" svg:y="73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5.4cm" svg:y="73.498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4.6cm" svg:y="73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0" draw:layer="layout" svg:width="1.1cm" svg:height="0.3cm" svg:x="96.8cm" svg:y="74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6cm" svg:y="74.4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5.7cm" svg:y="74.4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layout" svg:width="1.1cm" svg:height="0.3cm" svg:x="96.8cm" svg:y="74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6cm" svg:y="74.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5.7cm" svg:y="74.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4.6cm" svg:y1="73.949cm" svg:x2="92.5cm" svg:y2="73.45cm" draw:start-shape="id14" draw:start-glue-point="3" draw:end-shape="id9" draw:end-glue-point="10" svg:d="M94600 73949l-2100-499" svg:viewBox="0 0 2101 500">
          <text:p/>
        </draw:connector>
        <draw:connector draw:style-name="gr6" draw:text-style-name="P7" draw:layer="layout" draw:type="line" svg:x1="88.35cm" svg:y1="81.2cm" svg:x2="86.327cm" svg:y2="80.627cm" draw:start-shape="id15" draw:start-glue-point="0" draw:end-shape="id11" draw:end-glue-point="9" svg:d="M88350 81200l-2023-573" svg:viewBox="0 0 2024 574">
          <text:p/>
        </draw:connector>
        <draw:connector draw:style-name="gr12" draw:text-style-name="P7" draw:layer="ConfigLayout" draw:type="line" svg:x1="79.4cm" svg:y1="67.699cm" svg:x2="81.15cm" svg:y2="68.102cm" draw:start-shape="id16" draw:start-glue-point="1" draw:end-shape="id7" draw:end-glue-point="0" svg:d="M79400 67699l1750 403" svg:viewBox="0 0 1751 404">
          <text:p/>
        </draw:connector>
        <draw:connector draw:style-name="gr23" draw:text-style-name="P10" draw:layer="ConfigLayout" draw:type="curve" draw:line-skew="1.464cm -1.079cm" svg:x1="81.198cm" svg:y1="68.402cm" svg:x2="86.198cm" svg:y2="76.2cm" draw:start-shape="id7" draw:start-glue-point="5" draw:end-shape="id7" draw:end-glue-point="4" svg:d="M81198 68402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47.4cm" svg:y="79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2cm" svg:y="79.7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7.4cm" svg:y="80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8.2cm" svg:y="80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7.4cm" svg:y="80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49.6cm" svg:y="8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7.4cm" svg:y="80.6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8.5cm" svg:y="80.6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79.7cm" svg:x2="51.474cm" svg:y2="78.628cm" draw:start-shape="id17" draw:start-glue-point="0" draw:end-shape="id18" draw:end-glue-point="7" svg:d="M49050 79700l2424-1072" svg:viewBox="0 0 2425 1073">
          <text:p/>
        </draw:connector>
        <draw:connector draw:style-name="gr6" draw:text-style-name="P7" draw:layer="ConfigLayout" draw:type="line" svg:x1="53.601cm" svg:y1="76.799cm" svg:x2="51.828cm" svg:y2="78.274cm" draw:start-shape="id2" draw:start-glue-point="6" draw:end-shape="id18" draw:end-glue-point="11" svg:d="M53601 76799l-1773 1475" svg:viewBox="0 0 1774 1476">
          <text:p/>
        </draw:connector>
        <draw:connector draw:style-name="gr11" draw:text-style-name="P10" draw:layer="layout" draw:type="line" svg:x1="53.15cm" svg:y1="79.4cm" svg:x2="53.601cm" svg:y2="76.799cm" draw:start-shape="id4" draw:start-glue-point="4" draw:end-shape="id2" draw:end-glue-point="6" svg:d="M53150 794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5.751cm" svg:y1="79.799cm" svg:x2="7.102cm" svg:y2="78.3cm" svg:d="M5751 79799l1351-1499" svg:viewBox="0 0 1352 1500">
          <text:p/>
        </draw:connector>
        <draw:g>
          <draw:g>
            <draw:custom-shape draw:style-name="gr7" draw:text-style-name="P10" draw:layer="layout" svg:width="0.8cm" svg:height="0.3cm" svg:x="4.101cm" svg:y="79.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4.901cm" svg:y="79.798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4.101cm" svg:y="80.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6.301cm" svg:y="80.7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layout" svg:width="1.4cm" svg:height="0.3cm" svg:x="4.101cm" svg:y="80.7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5.501cm" svg:y="80.7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6.301cm" svg:y="80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layout" svg:width="1.4cm" svg:height="0.3cm" svg:x="4.101cm" svg:y="80.4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5.501cm" svg:y="80.4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8.418cm" svg:y="67.3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09cm" svg:y="64.601cm" svg:viewBox="0 0 9722 7480" draw:points="0,7480 9722,7480 4858,0">
            <text:p/>
          </draw:polygon>
          <draw:custom-shape draw:style-name="gr4" draw:text-style-name="P5" draw:layer="layout" svg:width="0.486cm" svg:height="0.5cm" svg:x="25.701cm" svg:y="71.9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5.715cm" svg:y="71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0.708cm" svg:y="64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3cm" svg:y="71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1cm" svg:y="71.3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3cm" svg:y="71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1cm" svg:y="71.6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3cm" svg:y="71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5cm" svg:y="72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3cm" svg:y="72.2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4cm" svg:y="72.2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6cm" svg:y1="71.901cm" svg:x2="25.902cm" svg:y2="72.2cm" draw:start-shape="id19" draw:start-glue-point="1" draw:end-shape="id20" draw:end-glue-point="6" svg:d="M22600 71901l3302 299" svg:viewBox="0 0 3303 300">
          <text:p/>
        </draw:connector>
        <draw:connector draw:style-name="gr12" draw:text-style-name="P7" draw:layer="ConfigLayout" draw:type="line" svg:x1="53.601cm" svg:y1="76.799cm" svg:x2="25.902cm" svg:y2="72.2cm" draw:start-shape="id2" draw:start-glue-point="6" draw:end-shape="id20" draw:end-glue-point="6" svg:d="M53601 76799l-27699-4599" svg:viewBox="0 0 27700 4600">
          <text:p/>
        </draw:connector>
        <draw:g xml:id="id21" draw:id="id21">
          <draw:g>
            <draw:custom-shape draw:style-name="gr7" draw:text-style-name="P10" draw:layer="ConfigLayout" svg:width="0.8cm" svg:height="0.3cm" svg:x="19.7cm" svg:y="7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5cm" svg:y="72.9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7cm" svg:y="73.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5cm" svg:y="73.2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7cm" svg:y="73.6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9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7cm" svg:y="73.9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8cm" svg:y="73.9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4.8cm" svg:y="7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cm" svg:y1="73.599cm" svg:x2="24.8cm" svg:y2="73.95cm" draw:start-shape="id21" draw:start-glue-point="1" draw:end-shape="id22" draw:end-glue-point="6" svg:d="M23000 73599l1800 351" svg:viewBox="0 0 1801 352">
          <text:p/>
        </draw:connector>
        <draw:connector draw:style-name="gr12" draw:text-style-name="P7" draw:layer="ConfigLayout" draw:type="line" svg:x1="53.601cm" svg:y1="76.799cm" svg:x2="25.05cm" svg:y2="74.2cm" draw:start-shape="id2" draw:start-glue-point="6" draw:end-shape="id22" draw:end-glue-point="8" svg:d="M53601 76799l-28551-2599" svg:viewBox="0 0 28552 2600">
          <text:p/>
        </draw:connector>
        <draw:connector draw:style-name="gr11" draw:text-style-name="P13" draw:layer="ConfigLayout" draw:type="line" svg:x1="25.227cm" svg:y1="73.773cm" svg:x2="25.902cm" svg:y2="72.2cm" draw:start-shape="id22" draw:start-glue-point="11" draw:end-shape="id20" draw:end-glue-point="6" svg:d="M25227 73773l675-1573" svg:viewBox="0 0 676 1574">
          <text:p text:style-name="P9"><text:span text:style-name="T6">Transfer</text:span></text:p>
        </draw:connector>
        <draw:g xml:id="id23" draw:id="id23">
          <draw:g>
            <draw:custom-shape draw:style-name="gr7" draw:text-style-name="P10" draw:layer="ConfigLayout" svg:width="0.8cm" svg:height="0.3cm" svg:x="19.9cm" svg:y="74.7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4.698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4.9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5.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5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5.6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5.6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6" draw:id="id26">
          <draw:g>
            <draw:custom-shape draw:style-name="gr7" draw:text-style-name="P10" draw:layer="ConfigLayout" svg:width="0.8cm" svg:height="0.3cm" svg:x="18.296cm" svg:y="78.54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096cm" svg:y="78.539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296cm" svg:y="78.841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096cm" svg:y="78.83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296cm" svg:y="79.14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496cm" svg:y="79.4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296cm" svg:y="79.44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396cm" svg:y="79.441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4" draw:id="id24" draw:layer="ConfigLayout" svg:width="0.5cm" svg:height="0.5cm" svg:x="24.101cm" svg:y="7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2cm" svg:y1="75.299cm" svg:x2="24.174cm" svg:y2="75.574cm" draw:start-shape="id23" draw:end-shape="id24" draw:end-glue-point="5" svg:d="M23200 75299l974 275" svg:viewBox="0 0 975 276">
          <text:p/>
        </draw:connector>
        <draw:connector draw:style-name="gr12" draw:text-style-name="P7" draw:layer="ConfigLayout" draw:type="line" svg:x1="53.601cm" svg:y1="76.799cm" svg:x2="24.351cm" svg:y2="76.001cm" draw:start-shape="id2" draw:start-glue-point="6" draw:end-shape="id24" draw:end-glue-point="8" svg:d="M53601 76799l-29250-798" svg:viewBox="0 0 29251 799">
          <text:p/>
        </draw:connector>
        <draw:custom-shape draw:style-name="gr5" draw:text-style-name="P6" xml:id="id25" draw:id="id25" draw:layer="ConfigLayout" svg:width="0.5cm" svg:height="0.5cm" svg:x="22.9cm" svg:y="7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53.601cm" svg:y1="76.799cm" svg:x2="23.327cm" svg:y2="80.027cm" draw:start-shape="id2" draw:start-glue-point="6" draw:end-shape="id25" draw:end-glue-point="9" svg:d="M53601 76799l-30274 3228" svg:viewBox="0 0 30275 3229">
          <text:p/>
        </draw:connector>
        <draw:connector draw:style-name="gr11" draw:text-style-name="P7" draw:layer="ConfigLayout" draw:type="line" svg:x1="24.351cm" svg:y1="75.501cm" svg:x2="24.873cm" svg:y2="74.127cm" draw:start-shape="id24" draw:end-shape="id22" draw:end-glue-point="7" svg:d="M24351 75501l522-1374" svg:viewBox="0 0 523 1375">
          <text:p text:style-name="P9"><text:span text:style-name="T6">Transfer</text:span></text:p>
        </draw:connector>
        <draw:connector draw:style-name="gr12" draw:text-style-name="P7" draw:layer="ConfigLayout" draw:type="line" svg:x1="21.596cm" svg:y1="79.14cm" svg:x2="22.9cm" svg:y2="79.85cm" draw:start-shape="id26" draw:start-glue-point="1" draw:end-shape="id25" draw:end-glue-point="6" svg:d="M21596 79140l1304 710" svg:viewBox="0 0 1305 711">
          <text:p/>
        </draw:connector>
        <draw:connector draw:style-name="gr11" draw:text-style-name="P7" draw:layer="ConfigLayout" draw:type="line" svg:x1="23.551cm" svg:y1="77.501cm" svg:x2="24.174cm" svg:y2="75.928cm" draw:start-shape="id27" draw:start-glue-point="4" draw:end-shape="id24" draw:end-glue-point="7" svg:d="M23551 77501l623-1573" svg:viewBox="0 0 624 1574">
          <text:p text:style-name="P9"><text:span text:style-name="T6">Transfer</text:span></text:p>
        </draw:connector>
        <draw:connector draw:style-name="gr11" draw:text-style-name="P7" draw:layer="ConfigLayout" draw:type="line" svg:x1="23.15cm" svg:y1="79.6cm" svg:x2="23.374cm" svg:y2="77.928cm" draw:start-shape="id25" draw:start-glue-point="4" draw:end-shape="id27" draw:end-glue-point="7" svg:d="M23150 79600l224-1672" svg:viewBox="0 0 225 1673">
          <text:p text:style-name="P9"><text:span text:style-name="T6">Transfer</text:span></text:p>
        </draw:connector>
        <draw:connector draw:style-name="gr15" draw:text-style-name="P10" draw:layer="ConfigLayout" draw:type="curve" svg:x1="55.151cm" svg:y1="78.701cm" svg:x2="35.999cm" svg:y2="72.199cm" draw:start-shape="id5" draw:start-glue-point="4" draw:end-shape="id20" draw:end-glue-point="4" svg:d="M55151 78701c0-4723-19152-1473-19152-6502" svg:viewBox="0 0 19153 6503">
          <text:p text:style-name="P9"><text:span text:style-name="T3">Reset</text:span></text:p>
        </draw:connector>
        <draw:connector draw:style-name="gr15" draw:text-style-name="P10" draw:layer="ConfigLayout" draw:type="curve" svg:x1="55.151cm" svg:y1="78.701cm" svg:x2="38.05cm" svg:y2="72.569cm" draw:start-shape="id5" draw:start-glue-point="4" draw:end-shape="id28" draw:end-glue-point="8" svg:d="M55151 78701c0-4597-17101-1532-17101-6132" svg:viewBox="0 0 17102 6133">
          <text:p text:style-name="P9"><text:span text:style-name="T3">Reset</text:span></text:p>
        </draw:connector>
        <draw:g xml:id="id29" draw:id="id29">
          <draw:g>
            <draw:custom-shape draw:style-name="gr16" draw:text-style-name="P10" draw:layer="ConfigLayout" svg:width="0.8cm" svg:height="0.3cm" svg:x="39.5cm" svg:y="74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0.3cm" svg:y="74.3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9.5cm" svg:y="74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0.3cm" svg:y="74.6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9.5cm" svg:y="74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0" draw:layer="ConfigLayout" svg:width="1.1cm" svg:height="0.3cm" svg:x="41.7cm" svg:y="75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9.5cm" svg:y="75.2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0.6cm" svg:y="75.2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30" draw:id="id30" draw:layer="ConfigLayout" svg:width="0.5cm" svg:height="0.5cm" svg:x="39.6cm" svg:y="73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1.15cm" svg:y1="74.3cm" svg:x2="40.027cm" svg:y2="73.496cm" draw:start-shape="id29" draw:start-glue-point="0" draw:end-shape="id30" draw:end-glue-point="9" svg:d="M41150 74300l-1123-804" svg:viewBox="0 0 1124 805">
          <text:p/>
        </draw:connector>
        <draw:connector draw:style-name="gr11" draw:text-style-name="P7" draw:layer="ConfigLayout" draw:type="line" svg:x1="38.227cm" svg:y1="72.496cm" svg:x2="39.673cm" svg:y2="73.142cm" draw:start-shape="id28" draw:start-glue-point="9" draw:end-shape="id30" draw:end-glue-point="5" svg:d="M38227 72496l1446 646" svg:viewBox="0 0 1447 647">
          <text:p text:style-name="P9"><text:span text:style-name="T6">Transfer</text:span></text:p>
        </draw:connector>
        <draw:connector draw:style-name="gr12" draw:text-style-name="P7" draw:layer="ConfigLayout" draw:type="line" svg:x1="23.801cm" svg:y1="77.751cm" svg:x2="39.673cm" svg:y2="73.496cm" draw:start-shape="id27" draw:start-glue-point="10" draw:end-shape="id30" draw:end-glue-point="7" svg:d="M23801 77751l15872-4255" svg:viewBox="0 0 15873 4256">
          <text:p/>
        </draw:connector>
        <draw:connector draw:style-name="gr12" draw:text-style-name="P7" draw:layer="ConfigLayout" draw:type="line" svg:x1="24.601cm" svg:y1="75.751cm" svg:x2="39.6cm" svg:y2="73.319cm" draw:start-shape="id24" draw:start-glue-point="10" draw:end-shape="id30" draw:end-glue-point="6" svg:d="M24601 75751l14999-2432" svg:viewBox="0 0 15000 2433">
          <text:p/>
        </draw:connector>
        <draw:g xml:id="id31" draw:id="id31">
          <draw:g>
            <draw:custom-shape draw:style-name="gr16" draw:text-style-name="P10" draw:layer="ConfigLayout" svg:width="0.8cm" svg:height="0.3cm" svg:x="33.7cm" svg:y="63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63.6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7cm" svg:y="63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63.9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7cm" svg:y="64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0" draw:layer="ConfigLayout" svg:width="1.1cm" svg:height="0.3cm" svg:x="35.9cm" svg:y="6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7cm" svg:y="64.8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8cm" svg:y="64.8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35.9cm" svg:y="64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7cm" svg:y="64.5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8cm" svg:y="64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35.9cm" svg:y="6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7cm" svg:y="65.1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8cm" svg:y="65.1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35.9cm" svg:y="6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7cm" svg:y="65.4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8cm" svg:y="65.4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35.9cm" svg:y="6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7cm" svg:y="65.7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8cm" svg:y="65.7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35.9cm" svg:y="6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7cm" svg:y="66.0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8cm" svg:y="66.0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3.7cm" svg:y1="64.951cm" svg:x2="30.999cm" svg:y2="64.401cm" draw:start-shape="id31" draw:start-glue-point="3" draw:end-shape="id20" draw:end-glue-point="5" svg:d="M33700 64951l-2701-550" svg:viewBox="0 0 2702 551">
          <text:p/>
        </draw:connector>
        <draw:connector draw:style-name="gr15" draw:text-style-name="P10" draw:layer="ConfigLayout" draw:type="curve" draw:line-skew="0cm 4.8cm" svg:x1="53.601cm" svg:y1="76.799cm" svg:x2="30.999cm" svg:y2="64.401cm" draw:start-shape="id2" draw:start-glue-point="6" draw:end-shape="id20" draw:end-glue-point="5" svg:d="M53601 76799c-13200 0-10999-4200-13350-5800s-9252-600-9252-6598" svg:viewBox="0 0 22603 12399">
          <text:p text:style-name="P9"><text:span text:style-name="T3">Fidelity:4</text:span></text:p>
        </draw:connector>
        <draw:connector draw:style-name="gr15" draw:text-style-name="P10" draw:layer="ConfigLayout" draw:type="curve" draw:line-skew="0cm 4.9cm" svg:x1="53.601cm" svg:y1="76.799cm" svg:x2="30.999cm" svg:y2="64.401cm" draw:start-shape="id2" draw:start-glue-point="6" draw:end-shape="id20" draw:end-glue-point="5" svg:d="M53601 76799c-13200 0-10999-4149-13350-5712s-9252-538-9252-6686" svg:viewBox="0 0 22603 12399">
          <text:p text:style-name="P9"><text:span text:style-name="T3">SimulatedTime</text:span></text:p>
        </draw:connector>
        <draw:connector draw:style-name="gr15" draw:text-style-name="P10" draw:layer="ConfigLayout" draw:type="curve" draw:line-skew="0cm 4.1cm" svg:x1="53.601cm" svg:y1="76.799cm" svg:x2="30.999cm" svg:y2="64.401cm" draw:start-shape="id2" draw:start-glue-point="6" draw:end-shape="id20" draw:end-glue-point="5" svg:d="M53601 76799c-13200 0-10999-4549-13350-6412s-9252-1038-9252-5986" svg:viewBox="0 0 22603 12399">
          <text:p text:style-name="P9"><text:span text:style-name="T3">FidelityScore:0</text:span></text:p>
        </draw:connector>
        <draw:connector draw:style-name="gr15" draw:text-style-name="P10" draw:layer="ConfigLayout" draw:type="curve" draw:line-skew="0cm 4cm" svg:x1="53.601cm" svg:y1="76.799cm" svg:x2="30.999cm" svg:y2="64.401cm" draw:start-shape="id2" draw:start-glue-point="6" draw:end-shape="id20" draw:end-glue-point="5" svg:d="M53601 76799c-13200 0-10999-4600-13350-6500s-9252-1100-9252-5898" svg:viewBox="0 0 22603 12399">
          <text:p text:style-name="P9"><text:span text:style-name="T3">TimeScore:0</text:span></text:p>
        </draw:connector>
        <draw:connector draw:style-name="gr15" draw:text-style-name="P10" draw:layer="ConfigLayout" draw:type="curve" draw:line-skew="0cm 3.9cm" svg:x1="53.601cm" svg:y1="76.799cm" svg:x2="30.999cm" svg:y2="64.401cm" draw:start-shape="id2" draw:start-glue-point="6" draw:end-shape="id20" draw:end-glue-point="5" svg:d="M53601 76799c-13200 0-10999-4649-13350-6587s-9252-1163-9252-5811" svg:viewBox="0 0 22603 12399">
          <text:p text:style-name="P9"><text:span text:style-name="T3">Score:0</text:span></text:p>
        </draw:connector>
        <draw:g xml:id="id32" draw:id="id32">
          <draw:g>
            <draw:custom-shape draw:style-name="gr16" draw:text-style-name="P10" draw:layer="ConfigLayout" svg:width="0.8cm" svg:height="0.3cm" svg:x="12.7cm" svg:y="61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.5cm" svg:y="61.3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2.7cm" svg:y="61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3.5cm" svg:y="61.6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2.7cm" svg:y="61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5" draw:text-style-name="P10" draw:layer="ConfigLayout" svg:width="0.4cm" svg:height="0.3cm" svg:x="15.6cm" svg:y="6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0" draw:layer="ConfigLayout" svg:width="0.7cm" svg:height="0.3cm" svg:x="12.7cm" svg:y="62.5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ConfigLayout" svg:width="2.2cm" svg:height="0.3cm" svg:x="13.4cm" svg:y="62.502cm">
                <text:p text:style-name="P9"><text:span text:style-name="T6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4.9cm" svg:y="62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7cm" svg:y="62.2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8cm" svg:y="62.2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cm" svg:y1="62.051cm" svg:x2="16.3cm" svg:y2="63.85cm" draw:start-shape="id32" draw:start-glue-point="1" draw:end-shape="id33" draw:end-glue-point="6" svg:d="M16000 62051l300 1799" svg:viewBox="0 0 301 1800">
          <text:p/>
        </draw:connector>
        <draw:connector draw:style-name="gr11" draw:text-style-name="P10" draw:layer="ConfigLayout" draw:type="line" svg:x1="28.527cm" svg:y1="63.727cm" svg:x2="30.999cm" svg:y2="64.401cm" draw:start-shape="id34" draw:start-glue-point="9" draw:end-shape="id20" draw:end-glue-point="5" svg:d="M28527 63727l2472 674" svg:viewBox="0 0 2473 675">
          <text:p text:style-name="P9"><text:span text:style-name="T3">Transfer</text:span></text:p>
        </draw:connector>
        <draw:connector draw:style-name="gr28" draw:text-style-name="P10" draw:layer="ConfigLayout" draw:type="curve" svg:x1="53.601cm" svg:y1="76.799cm" svg:x2="16.55cm" svg:y2="64.1cm" draw:start-shape="id2" draw:start-glue-point="6" draw:end-shape="id33" draw:end-glue-point="8" svg:d="M53601 76799c-24701 0-37051-4233-37051-12699" svg:viewBox="0 0 37052 12700">
          <text:p text:style-name="P9"><text:span text:style-name="T3">FidelityScore:0</text:span></text:p>
        </draw:connector>
        <draw:connector draw:style-name="gr28" draw:text-style-name="P10" draw:layer="ConfigLayout" draw:type="curve" svg:x1="53.601cm" svg:y1="76.799cm" svg:x2="16.55cm" svg:y2="64.1cm" draw:start-shape="id2" draw:start-glue-point="6" draw:end-shape="id33" draw:end-glue-point="8" svg:d="M53601 76799c-24701 0-37051-4233-37051-12699" svg:viewBox="0 0 37052 12700">
          <text:p text:style-name="P9"><text:span text:style-name="T3">TimeScore:0</text:span></text:p>
        </draw:connector>
        <draw:connector draw:style-name="gr28" draw:text-style-name="P10" draw:layer="ConfigLayout" draw:type="curve" svg:x1="53.601cm" svg:y1="76.799cm" svg:x2="16.55cm" svg:y2="64.1cm" draw:start-shape="id2" draw:start-glue-point="6" draw:end-shape="id33" draw:end-glue-point="8" svg:d="M53601 76799c-24701 0-37051-4233-37051-12699" svg:viewBox="0 0 37052 12700">
          <text:p text:style-name="P9"><text:span text:style-name="T3">Score:0</text:span></text:p>
        </draw:connector>
        <draw:connector draw:style-name="gr28" draw:text-style-name="P10" draw:layer="ConfigLayout" draw:type="curve" svg:x1="53.601cm" svg:y1="76.799cm" svg:x2="16.55cm" svg:y2="64.1cm" draw:start-shape="id2" draw:start-glue-point="6" draw:end-shape="id33" draw:end-glue-point="8" svg:d="M53601 76799c-24701 0-37051-4233-37051-12699" svg:viewBox="0 0 37052 12700">
          <text:p text:style-name="P9"><text:span text:style-name="T3">SimulatedTime:3</text:span></text:p>
        </draw:connector>
        <draw:connector draw:style-name="gr28" draw:text-style-name="P10" draw:layer="ConfigLayout" draw:type="curve" svg:x1="53.601cm" svg:y1="76.799cm" svg:x2="16.55cm" svg:y2="64.1cm" draw:start-shape="id2" draw:start-glue-point="6" draw:end-shape="id33" draw:end-glue-point="8" svg:d="M53601 76799c-24701 0-37051-4233-37051-12699" svg:viewBox="0 0 37052 12700">
          <text:p text:style-name="P9"><text:span text:style-name="T3">Fidelity:4</text:span></text:p>
        </draw:connector>
        <draw:connector draw:style-name="gr28" draw:text-style-name="P10" draw:layer="ConfigLayout" draw:type="curve" draw:line-skew="8.117cm" svg:x1="54.974cm" svg:y1="78.774cm" svg:x2="16.55cm" svg:y2="64.1cm" draw:start-shape="id5" draw:start-glue-point="5" draw:end-shape="id33" draw:end-glue-point="8" svg:d="M54974 78774c0 1116-38424 8453-38424-14674" svg:viewBox="0 0 38425 16657">
          <text:p text:style-name="P9"><text:span text:style-name="T3">Reset</text:span></text:p>
        </draw:connector>
        <draw:custom-shape draw:style-name="gr5" draw:text-style-name="P6" xml:id="id33" draw:id="id33" draw:layer="ConfigLayout" svg:width="0.5cm" svg:height="0.5cm" svg:x="16.3cm" svg:y="6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5" draw:id="id35">
          <draw:g>
            <draw:custom-shape draw:style-name="gr16" draw:text-style-name="P10" draw:layer="ConfigLayout" svg:width="0.8cm" svg:height="0.3cm" svg:x="16.2cm" svg:y="58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cm" svg:y="58.9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2cm" svg:y="59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cm" svg:y="59.2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2cm" svg:y="59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0" draw:layer="ConfigLayout" svg:width="1.1cm" svg:height="0.3cm" svg:x="18.4cm" svg:y="60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2cm" svg:y="60.1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3cm" svg:y="60.1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8.4cm" svg:y="59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2cm" svg:y="59.8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3cm" svg:y="59.8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8.4cm" svg:y="60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2cm" svg:y="60.4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3cm" svg:y="60.4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8.4cm" svg:y="60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2cm" svg:y="60.7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3cm" svg:y="60.7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8.4cm" svg:y="6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2cm" svg:y="61.0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3cm" svg:y="61.0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8.4cm" svg:y="61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2cm" svg:y="61.3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3cm" svg:y="61.3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7.85cm" svg:y1="61.602cm" svg:x2="18.851cm" svg:y2="63.201cm" draw:start-shape="id35" draw:end-shape="id36" draw:end-glue-point="4" svg:d="M17850 61602l1001 1599" svg:viewBox="0 0 1002 1600">
          <text:p/>
        </draw:connector>
        <draw:connector draw:style-name="gr11" draw:text-style-name="P10" draw:layer="ConfigLayout" draw:type="line" svg:x1="16.8cm" svg:y1="63.85cm" svg:x2="18.601cm" svg:y2="63.451cm" draw:start-shape="id33" draw:start-glue-point="10" draw:end-shape="id36" draw:end-glue-point="6" svg:d="M16800 63850l1801-399" svg:viewBox="0 0 1802 400">
          <text:p text:style-name="P9"><text:span text:style-name="T3">Indexed</text:span></text:p>
        </draw:connector>
        <draw:g xml:id="id40" draw:id="id40">
          <draw:g>
            <draw:custom-shape draw:style-name="gr7" draw:text-style-name="P10" draw:layer="ConfigLayout" svg:width="0.8cm" svg:height="0.3cm" svg:x="20.1cm" svg:y="60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9cm" svg:y="60.2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1cm" svg:y="60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9cm" svg:y="60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1cm" svg:y="60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3cm" svg:y="61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1cm" svg:y="61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2cm" svg:y="61.2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9.101cm" svg:y1="63.451cm" svg:x2="20.8cm" svg:y2="63.35cm" draw:start-shape="id36" draw:start-glue-point="10" draw:end-shape="id37" draw:end-glue-point="6" svg:d="M19101 63451l1699-101" svg:viewBox="0 0 1700 102">
          <text:p text:style-name="P9"><text:span text:style-name="T3">Transfer</text:span></text:p>
        </draw:connector>
        <draw:connector draw:style-name="gr11" draw:text-style-name="P10" draw:layer="ConfigLayout" draw:type="line" svg:x1="21.3cm" svg:y1="63.35cm" svg:x2="23.1cm" svg:y2="63.35cm" draw:start-shape="id37" draw:start-glue-point="10" draw:end-shape="id38" draw:end-glue-point="6" svg:d="M21300 633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3.6cm" svg:y1="63.35cm" svg:x2="25.4cm" svg:y2="63.45cm" draw:start-shape="id38" draw:start-glue-point="10" draw:end-shape="id39" draw:end-glue-point="6" svg:d="M23600 633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5.9cm" svg:y1="63.45cm" svg:x2="28.1cm" svg:y2="63.55cm" draw:start-shape="id39" draw:start-glue-point="10" draw:end-shape="id34" draw:end-glue-point="6" svg:d="M25900 634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1.75cm" svg:y1="61.5cm" svg:x2="21.05cm" svg:y2="63.1cm" draw:start-shape="id40" draw:start-glue-point="2" draw:end-shape="id37" draw:end-glue-point="4" svg:d="M21750 61500l-700 1600" svg:viewBox="0 0 701 1601">
          <text:p/>
        </draw:connector>
        <draw:connector draw:style-name="gr12" draw:text-style-name="P7" draw:layer="ConfigLayout" draw:type="line" svg:x1="25.45cm" svg:y1="61.802cm" svg:x2="23.35cm" svg:y2="63.1cm" draw:start-shape="id41" draw:start-glue-point="2" draw:end-shape="id38" draw:end-glue-point="4" svg:d="M25450 61802l-2100 1298" svg:viewBox="0 0 2101 1299">
          <text:p/>
        </draw:connector>
        <draw:connector draw:style-name="gr12" draw:text-style-name="P7" draw:layer="ConfigLayout" draw:type="line" svg:x1="29.25cm" svg:y1="61.602cm" svg:x2="25.65cm" svg:y2="63.2cm" draw:start-shape="id42" draw:start-glue-point="2" draw:end-shape="id39" svg:d="M29250 61602l-3600 1598" svg:viewBox="0 0 3601 1599">
          <text:p/>
        </draw:connector>
        <draw:connector draw:style-name="gr12" draw:text-style-name="P7" draw:layer="ConfigLayout" draw:type="line" svg:x1="32.85cm" svg:y1="62.3cm" svg:x2="28.6cm" svg:y2="63.55cm" draw:start-shape="id43" draw:start-glue-point="2" draw:end-shape="id34" draw:end-glue-point="10" svg:d="M32850 623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7.6cm" svg:y="60.4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8.4cm" svg:y="60.4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7.6cm" svg:y="60.7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8.4cm" svg:y="60.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7.6cm" svg:y="61.0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.8cm" svg:y="61.3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6cm" svg:y="61.3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7cm" svg:y="61.3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2cm" svg:y="61.1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cm" svg:y="61.0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2cm" svg:y="61.4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cm" svg:y="61.3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2cm" svg:y="61.7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3.4cm" svg:y="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2cm" svg:y="6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3cm" svg:y="6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3.8cm" svg:y="6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60.6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8cm" svg:y="6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6cm" svg:y="60.9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8cm" svg:y="6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0" draw:layer="ConfigLayout" svg:width="1.1cm" svg:height="0.3cm" svg:x="26cm" svg:y="6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8cm" svg:y="61.5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9cm" svg:y="61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9" draw:text-style-name="P7" draw:layer="ConfigLayout" draw:type="line" svg:x1="53.601cm" svg:y1="76.799cm" svg:x2="21.05cm" svg:y2="63.6cm" draw:start-shape="id2" draw:start-glue-point="6" draw:end-shape="id37" draw:end-glue-point="8" svg:d="M53601 76799l-32551-13199" svg:viewBox="0 0 32552 13200">
          <text:p/>
        </draw:connector>
        <draw:connector draw:style-name="gr29" draw:text-style-name="P7" draw:layer="ConfigLayout" draw:type="line" svg:x1="53.601cm" svg:y1="76.799cm" svg:x2="25.65cm" svg:y2="63.7cm" draw:start-shape="id2" draw:start-glue-point="6" draw:end-shape="id39" draw:end-glue-point="8" svg:d="M53601 76799l-27951-13099" svg:viewBox="0 0 27952 13100">
          <text:p/>
        </draw:connector>
        <draw:connector draw:style-name="gr29" draw:text-style-name="P7" draw:layer="ConfigLayout" draw:type="line" svg:x1="53.601cm" svg:y1="76.799cm" svg:x2="28.35cm" svg:y2="63.8cm" draw:start-shape="id2" draw:start-glue-point="6" draw:end-shape="id34" draw:end-glue-point="8" svg:d="M53601 76799l-25251-12999" svg:viewBox="0 0 25252 13000">
          <text:p/>
        </draw:connector>
        <draw:custom-shape draw:style-name="gr5" draw:text-style-name="P6" xml:id="id36" draw:id="id36" draw:layer="ConfigLayout" svg:width="0.5cm" svg:height="0.5cm" svg:x="18.601cm" svg:y="6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ConfigLayout" svg:width="0.5cm" svg:height="0.5cm" svg:x="28.1cm" svg:y="6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1cm" svg:y="6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5.4cm" svg:y="6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0.8cm" svg:y="6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51.828cm" svg:y1="78.628cm" svg:x2="54.901cm" svg:y2="78.951cm" draw:start-shape="id18" draw:start-glue-point="9" draw:end-shape="id5" draw:end-glue-point="6" svg:d="M51828 78628l3073 323" svg:viewBox="0 0 3074 324">
          <text:p/>
        </draw:connector>
        <draw:custom-shape draw:style-name="gr5" draw:text-style-name="P6" xml:id="id18" draw:id="id18" draw:layer="ConfigLayout" svg:width="0.5cm" svg:height="0.5cm" svg:x="51.401cm" svg:y="7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54.901cm" svg:y="7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8.6cm" svg:y1="63.55cm" svg:x2="86.198cm" svg:y2="76.2cm" draw:start-shape="id34" draw:start-glue-point="10" draw:end-shape="id7" draw:end-glue-point="4" svg:d="M28600 63550c67648 0 38850 12650 57598 12650" svg:viewBox="0 0 57599 12651">
          <text:p text:style-name="P9"><text:span text:style-name="T3">ResetValue</text:span></text:p>
        </draw:connector>
        <draw:connector draw:style-name="gr15" draw:text-style-name="P10" draw:layer="ConfigLayout" draw:type="curve" svg:x1="25.827cm" svg:y1="63.627cm" svg:x2="85.85cm" svg:y2="78.5cm" draw:start-shape="id39" draw:start-glue-point="9" draw:end-shape="id10" draw:end-glue-point="4" svg:d="M25827 63627c0 11211 60023 3775 60023 14873" svg:viewBox="0 0 60024 14874">
          <text:p text:style-name="P9"><text:span text:style-name="T3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53.217cm" svg:y="55.904cm">
            <draw:text-box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0.889cm" svg:y="53.202cm" svg:viewBox="0 0 9722 7480" draw:points="0,7480 9722,7480 4858,0">
            <text:p/>
          </draw:polygon>
          <draw:custom-shape draw:style-name="gr4" draw:text-style-name="P5" draw:layer="layout" svg:width="0.486cm" svg:height="0.5cm" svg:x="50.5cm" svg:y="60.5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514cm" svg:y="60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5.507cm" svg:y="52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2.017cm" svg:y="43.604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9.689cm" svg:y="40.902cm" svg:viewBox="0 0 9722 7480" draw:points="0,7480 9722,7480 4858,0">
            <text:p/>
          </draw:polygon>
          <draw:custom-shape draw:style-name="gr4" draw:text-style-name="P5" draw:layer="layout" svg:width="0.486cm" svg:height="0.5cm" svg:x="39.3cm" svg:y="48.2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314cm" svg:y="48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307cm" svg:y="40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0" draw:text-style-name="P14" draw:layer="layout" draw:type="curve" svg:x1="23.374cm" svg:y1="77.574cm" svg:x2="83.001cm" svg:y2="30.6cm" draw:start-shape="id27" draw:start-glue-point="5" draw:end-shape="id44" draw:end-glue-point="3" svg:d="M23374 77574c0-35286 59627-11799 59627-46974" svg:viewBox="0 0 59628 46975">
          <text:p/>
        </draw:connector>
        <draw:connector draw:style-name="gr30" draw:text-style-name="P14" draw:layer="layout" draw:type="curve" draw:line-skew="-1.153cm" svg:x1="35.999cm" svg:y1="72.199cm" svg:x2="39.501cm" svg:y2="48.501cm" draw:start-shape="id20" draw:start-glue-point="4" draw:end-shape="id45" draw:end-glue-point="6" svg:d="M35999 72199c898 0-852-23698 3502-23698" svg:viewBox="0 0 3503 23699">
          <text:p/>
        </draw:connector>
        <draw:connector draw:style-name="gr30" draw:text-style-name="P14" draw:layer="layout" draw:type="curve" svg:x1="38.3cm" svg:y1="72.319cm" svg:x2="50.701cm" svg:y2="60.801cm" draw:start-shape="id28" draw:start-glue-point="10" draw:end-shape="id46" draw:end-glue-point="6" svg:d="M38300 72319c9151 0 2951-11518 12401-11518" svg:viewBox="0 0 12402 11519">
          <text:p/>
        </draw:connector>
        <draw:custom-shape draw:style-name="gr31" draw:text-style-name="P16" draw:layer="ConfigLayout" svg:width="111.4cm" svg:height="35.6cm" svg:x="3.6cm" svg:y="2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6cm" svg:y="58.6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8cm" svg:y="58.6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6cm" svg:y="58.9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8.2cm" svg:y="59.2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6cm" svg:y="59.2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1cm" svg:y="59.2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3cm" svg:y1="59.053cm" svg:x2="50.701cm" svg:y2="60.801cm" draw:start-shape="id47" draw:start-glue-point="1" draw:end-shape="id46" draw:end-glue-point="6" svg:d="M49300 59053l1401 1748" svg:viewBox="0 0 1402 1749">
          <text:p/>
        </draw:connector>
        <draw:connector draw:style-name="gr12" draw:text-style-name="P7" draw:layer="ConfigLayout" draw:type="line" svg:x1="54.5cm" svg:y1="51.951cm" svg:x2="55.798cm" svg:y2="53.002cm" draw:start-shape="id48" draw:start-glue-point="1" draw:end-shape="id46" draw:end-glue-point="5" svg:d="M54500 51951l1298 1051" svg:viewBox="0 0 1299 1052">
          <text:p/>
        </draw:connector>
        <draw:g xml:id="id48" draw:id="id48">
          <draw:g>
            <draw:custom-shape draw:style-name="gr16" draw:text-style-name="P10" draw:layer="ConfigLayout" svg:width="0.8cm" svg:height="0.3cm" svg:x="51.2cm" svg:y="51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2cm" svg:y="51.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ConfigLayout" svg:width="3.3cm" svg:height="0.3cm" svg:x="51.2cm" svg:y="51.8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3.2cm" svg:y1="59.351cm" svg:x2="60.798cm" svg:y2="60.8cm" draw:start-shape="id49" draw:start-glue-point="3" draw:end-shape="id46" draw:end-glue-point="4" svg:d="M63200 59351l-2402 1449" svg:viewBox="0 0 2403 1450">
          <text:p/>
        </draw:connector>
        <draw:g xml:id="id50" draw:id="id50">
          <draw:g>
            <draw:custom-shape draw:style-name="gr16" draw:text-style-name="P10" draw:layer="ConfigLayout" svg:width="0.8cm" svg:height="0.3cm" svg:x="34.7cm" svg:y="46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5cm" svg:y="46.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7cm" svg:y="47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6.9cm" svg:y="47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7cm" svg:y="47.402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8cm" svg:y="47.402cm">
                <text:p text:style-name="P9"><text:span text:style-name="T3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8cm" svg:y1="47.251cm" svg:x2="39.501cm" svg:y2="48.501cm" draw:start-shape="id50" draw:start-glue-point="1" draw:end-shape="id45" draw:end-glue-point="6" svg:d="M38000 47251l1501 1250" svg:viewBox="0 0 1502 1251">
          <text:p/>
        </draw:connector>
        <draw:g xml:id="id51" draw:id="id51">
          <draw:g>
            <draw:custom-shape draw:style-name="gr16" draw:text-style-name="P10" draw:layer="ConfigLayout" svg:width="0.8cm" svg:height="0.3cm" svg:x="38.5cm" svg:y="41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9.3cm" svg:y="41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ConfigLayout" svg:width="3.3cm" svg:height="0.3cm" svg:x="38.5cm" svg:y="41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1.8cm" svg:y1="41.651cm" svg:x2="44.598cm" svg:y2="40.702cm" draw:start-shape="id51" draw:start-glue-point="1" draw:end-shape="id45" draw:end-glue-point="5" svg:d="M41800 41651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1.2cm" svg:y="47.4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2cm" svg:y="47.402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.2cm" svg:y="47.7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4cm" svg:y="48.0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2cm" svg:y="48.00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3cm" svg:y="48.004cm">
                <text:p text:style-name="P9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2cm" svg:y1="47.853cm" svg:x2="49.598cm" svg:y2="48.5cm" draw:start-shape="id52" draw:start-glue-point="3" draw:end-shape="id45" draw:end-glue-point="4" svg:d="M51200 47853l-1602 647" svg:viewBox="0 0 1603 648">
          <text:p/>
        </draw:connector>
        <draw:g xml:id="id83" draw:id="id83">
          <draw:g>
            <draw:custom-shape draw:style-name="gr16" draw:text-style-name="P10" draw:layer="ConfigLayout" svg:width="0.8cm" svg:height="0.3cm" svg:x="95.1cm" svg:y="28.2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5.9cm" svg:y="28.2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5.1cm" svg:y="28.5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7.3cm" svg:y="29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5.1cm" svg:y="29.1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2cm" svg:y="29.171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7.3cm" svg:y="28.8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5.1cm" svg:y="28.8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2cm" svg:y="28.871cm">
                <text:p text:style-name="P9"><text:span text:style-name="T3">2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97.3cm" svg:y="29.4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5.1cm" svg:y="29.4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2cm" svg:y="29.4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97.3cm" svg:y="29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5.1cm" svg:y="29.7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2cm" svg:y="29.7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97.3cm" svg:y="30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5.1cm" svg:y="30.0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2cm" svg:y="30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97.3cm" svg:y="30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5.1cm" svg:y="30.3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2cm" svg:y="30.3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3" draw:text-style-name="P10" draw:layer="ConfigLayout" svg:width="3.3cm" svg:height="2.4cm" svg:x="95.1cm" svg:y="28.2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4" draw:text-style-name="P10" draw:layer="ConfigLayout" svg:width="1.9cm" svg:height="0.3cm" svg:x="59.9cm" svg:y="81.9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5" draw:text-style-name="P10" draw:layer="ConfigLayout" svg:width="22cm" svg:height="0.3cm" svg:x="61.8cm" svg:y="81.898cm">
              <text:p text:style-name="P9"><text:span text:style-name="T3">Env,QMSensor,QMVariables,SequenceControl,MoveLaserControl,CollectControl,LaserXPositionControl,LaserXVelocityControl,LaserXAccelerationControl,AtomOffsetControl,AmplitudeControl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6" draw:text-style-name="P10" draw:layer="ConfigLayout" svg:width="23.9cm" svg:height="0.3cm" svg:x="59.9cm" svg:y="81.898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18.5cm" svg:y="76.4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19.3cm" svg:y="76.4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8.5cm" svg:y="76.7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19.3cm" svg:y="76.7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18.5cm" svg:y="77.0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0.7cm" svg:y="77.3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18.5cm" svg:y="77.3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19.6cm" svg:y="77.302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1.8cm" svg:y1="77.001cm" svg:x2="23.3cm" svg:y2="77.75cm" draw:start-shape="id53" draw:start-glue-point="1" svg:d="M21800 77001l1500 749" svg:viewBox="0 0 1501 750">
          <text:p/>
        </draw:connector>
        <draw:connector draw:style-name="gr12" draw:text-style-name="P7" draw:layer="layout" draw:type="line" svg:x1="53.601cm" svg:y1="76.799cm" svg:x2="23.728cm" svg:y2="77.928cm" draw:start-shape="id2" draw:start-glue-point="6" draw:end-shape="id27" draw:end-glue-point="9" svg:d="M53601 76799l-29873 1129" svg:viewBox="0 0 29874 1130">
          <text:p/>
        </draw:connector>
        <draw:connector draw:style-name="gr12" draw:text-style-name="P7" draw:layer="layout" draw:type="line" svg:x1="35.999cm" svg:y1="72.199cm" svg:x2="37.8cm" svg:y2="72.319cm" draw:start-shape="id20" draw:start-glue-point="4" draw:end-shape="id28" draw:end-glue-point="6" svg:d="M35999 72199l1801 120" svg:viewBox="0 0 1802 121">
          <text:p/>
        </draw:connector>
        <draw:custom-shape draw:style-name="gr5" draw:text-style-name="P6" xml:id="id28" draw:id="id28" draw:layer="layout" svg:width="0.5cm" svg:height="0.5cm" svg:x="37.8cm" svg:y="72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0.2cm" svg:y1="68.251cm" svg:x2="38.227cm" svg:y2="72.142cm" draw:start-shape="id54" draw:start-glue-point="3" draw:end-shape="id28" draw:end-glue-point="11" svg:d="M40200 68251l-1973 3891" svg:viewBox="0 0 1974 3892">
          <text:p/>
        </draw:connector>
        <draw:g xml:id="id54" draw:id="id54">
          <draw:g>
            <draw:custom-shape draw:style-name="gr16" draw:text-style-name="P10" draw:layer="layout" svg:width="0.8cm" svg:height="0.3cm" svg:x="40.2cm" svg:y="67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cm" svg:y="67.2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2cm" svg:y="67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cm" svg:y="67.5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2cm" svg:y="67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0" draw:layer="layout" svg:width="1.1cm" svg:height="0.3cm" svg:x="42.4cm" svg:y="68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.2cm" svg:y="68.4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3cm" svg:y="68.4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layout" svg:width="1.1cm" svg:height="0.3cm" svg:x="42.4cm" svg:y="68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.2cm" svg:y="68.1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3cm" svg:y="68.1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layout" svg:width="1.1cm" svg:height="0.3cm" svg:x="42.4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.2cm" svg:y="68.7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3cm" svg:y="68.7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layout" svg:width="1.1cm" svg:height="0.3cm" svg:x="42.4cm" svg:y="69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0.2cm" svg:y="69.0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3cm" svg:y="69.0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2cm" svg:y="66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cm" svg:y="66.7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2cm" svg:y="67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cm" svg:y="67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2cm" svg:y="67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0" draw:layer="layout" svg:width="1.1cm" svg:height="0.3cm" svg:x="36.4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2cm" svg:y="67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3cm" svg:y="67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layout" svg:width="1.1cm" svg:height="0.3cm" svg:x="36.4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2cm" svg:y="67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3cm" svg:y="67.6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layout" svg:width="1.1cm" svg:height="0.3cm" svg:x="36.4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2cm" svg:y="68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3cm" svg:y="68.2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layout" svg:width="1.1cm" svg:height="0.3cm" svg:x="36.4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2cm" svg:y="68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3cm" svg:y="68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5.85cm" svg:y1="68.802cm" svg:x2="35.999cm" svg:y2="72.199cm" draw:start-shape="id55" draw:start-glue-point="2" draw:end-shape="id20" draw:end-glue-point="4" svg:d="M35850 68802l149 3397" svg:viewBox="0 0 150 3398">
          <text:p/>
        </draw:connector>
        <draw:connector draw:style-name="gr30" draw:text-style-name="P14" draw:layer="layout" draw:type="curve" svg:x1="60.798cm" svg:y1="60.8cm" svg:x2="86.95cm" svg:y2="77.2cm" draw:start-shape="id46" draw:start-glue-point="4" draw:end-shape="id8" draw:end-glue-point="4" svg:d="M60798 60800c0 12453 26152 4253 26152 16400" svg:viewBox="0 0 26153 16401">
          <text:p/>
        </draw:connector>
        <draw:custom-shape draw:style-name="gr37" draw:text-style-name="P16" draw:layer="ConfigLayout" svg:width="111.1cm" svg:height="20.3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ConfigLayout" svg:width="111.2cm" svg:height="25.1cm" svg:x="3.6cm" svg:y="37.6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7" draw:id="id27" draw:layer="layout" svg:width="0.5cm" svg:height="0.5cm" svg:x="23.301cm" svg:y="7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4" draw:layer="layout" draw:type="curve" svg:x1="93.1cm" svg:y1="30.6cm" svg:x2="44.9cm" svg:y2="39.25cm" draw:start-shape="id56" draw:start-glue-point="3" draw:end-shape="id57" draw:end-glue-point="10" svg:d="M93100 30600c-36148 0-12049 8650-48200 8650" svg:viewBox="0 0 48201 8651">
          <text:p/>
        </draw:connector>
        <draw:connector draw:style-name="gr30" draw:text-style-name="P14" draw:layer="layout" draw:type="curve" svg:x1="49.598cm" svg:y1="48.5cm" svg:x2="55.75cm" svg:y2="52.702cm" draw:start-shape="id45" draw:start-glue-point="4" draw:end-shape="id46" draw:end-glue-point="0" svg:d="M49598 48500c0 3304 6152 1204 6152 4202" svg:viewBox="0 0 6153 4203">
          <text:p/>
        </draw:connector>
        <draw:connector draw:style-name="gr11" draw:text-style-name="P10" draw:layer="layout" draw:type="line" svg:x1="23.801cm" svg:y1="77.751cm" svg:x2="35.999cm" svg:y2="72.199cm" draw:start-shape="id27" draw:start-glue-point="10" draw:end-shape="id20" draw:end-glue-point="4" svg:d="M23801 77751l12198-5552" svg:viewBox="0 0 12199 5553">
          <text:p text:style-name="P9"><text:span text:style-name="T3">Initial</text:span></text:p>
        </draw:connector>
        <draw:connector draw:style-name="gr12" draw:text-style-name="P7" draw:layer="layout" draw:type="line" svg:x1="68.65cm" svg:y1="53.3cm" svg:x2="71.101cm" svg:y2="54.699cm" draw:start-shape="id58" draw:start-glue-point="2" draw:end-shape="id59" draw:end-glue-point="6" svg:d="M68650 53300l2451 1399" svg:viewBox="0 0 2452 1400">
          <text:p/>
        </draw:connector>
        <draw:g xml:id="id58" draw:id="id58">
          <draw:g>
            <draw:custom-shape draw:style-name="gr16" draw:text-style-name="P10" draw:layer="layout" svg:width="0.8cm" svg:height="0.3cm" svg:x="67cm" svg:y="52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8cm" svg:y="52.398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7cm" svg:y="52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2" draw:text-style-name="P10" draw:layer="layout" svg:width="1.1cm" svg:height="0.3cm" svg:x="69.2cm" svg:y="5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7cm" svg:y="53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1cm" svg:y="5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83cm" svg:y1="53.699cm" svg:x2="81.198cm" svg:y2="54.698cm" draw:start-shape="id60" draw:start-glue-point="3" draw:end-shape="id59" draw:end-glue-point="4" svg:d="M83000 53699l-1802 999" svg:viewBox="0 0 1803 1000">
          <text:p/>
        </draw:connector>
        <draw:custom-shape draw:style-name="gr5" draw:text-style-name="P6" xml:id="id61" draw:id="id61" draw:layer="layout" svg:width="0.5cm" svg:height="0.5cm" svg:x="73.6cm" svg:y="4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74.1cm" svg:y1="46.95cm" svg:x2="76.198cm" svg:y2="46.9cm" draw:start-shape="id61" draw:start-glue-point="10" draw:end-shape="id59" draw:end-glue-point="5" svg:d="M74100 46950l2098-50" svg:viewBox="0 0 2099 51">
          <text:p/>
        </draw:connector>
        <draw:connector draw:style-name="gr12" draw:text-style-name="P7" draw:layer="layout" draw:type="line" svg:x1="71.7cm" svg:y1="46.601cm" svg:x2="73.6cm" svg:y2="46.95cm" draw:start-shape="id62" draw:start-glue-point="1" draw:end-shape="id61" draw:end-glue-point="6" svg:d="M71700 46601l1900 349" svg:viewBox="0 0 1901 350">
          <text:p/>
        </draw:connector>
        <draw:g xml:id="id94" draw:id="id94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7.117cm" svg:y="48.8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4.789cm" svg:y="46.1cm" svg:viewBox="0 0 9722 7480" draw:points="0,7480 9722,7480 4858,0">
            <text:p/>
          </draw:polygon>
          <draw:custom-shape draw:style-name="gr4" draw:text-style-name="P5" draw:layer="layout" svg:width="0.486cm" svg:height="0.5cm" svg:x="94.4cm" svg:y="53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414cm" svg:y="5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407cm" svg:y="4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9" draw:text-style-name="P8" draw:layer="layout" svg:width="5.549cm" svg:height="4.74cm" svg:x="39.917cm" svg:y="26.902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37.589cm" svg:y="24.2cm" svg:viewBox="0 0 9722 7480" draw:points="0,7480 9722,7480 4858,0">
            <text:p/>
          </draw:polygon>
          <draw:custom-shape draw:style-name="gr4" draw:text-style-name="P5" draw:layer="layout" svg:width="0.486cm" svg:height="0.5cm" svg:x="37.2cm" svg:y="31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7.214cm" svg:y="3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2.207cm" svg:y="2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2.2cm" svg:y="28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0" draw:text-style-name="P14" draw:layer="layout" draw:type="curve" draw:line-skew="-6.253cm" svg:x1="42.401cm" svg:y1="28.399cm" svg:x2="19.101cm" svg:y2="12.201cm" draw:start-shape="id63" draw:start-glue-point="7" draw:end-shape="id64" draw:end-glue-point="6" svg:d="M42401 28399c0-3225-23300 4874-23300-16198" svg:viewBox="0 0 23301 16199">
          <text:p/>
        </draw:connector>
        <draw:custom-shape draw:style-name="gr5" draw:text-style-name="P6" xml:id="id66" draw:id="id66" draw:layer="layout" svg:width="0.5cm" svg:height="0.5cm" svg:x="40.8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5" draw:id="id65" draw:layer="layout" svg:width="0.5cm" svg:height="0.5cm" svg:x="42.501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7" draw:layer="layout" draw:type="line" svg:x1="42.751cm" svg:y1="22.801cm" svg:x2="42.45cm" svg:y2="23.7cm" draw:start-shape="id65" draw:start-glue-point="8" draw:end-shape="id63" draw:end-glue-point="0" svg:d="M42751 22801l-301 899" svg:viewBox="0 0 302 900">
          <text:p/>
        </draw:connector>
        <draw:connector draw:style-name="gr40" draw:text-style-name="P7" draw:layer="layout" draw:type="line" svg:x1="41.3cm" svg:y1="22.55cm" svg:x2="42.501cm" svg:y2="22.551cm" draw:start-shape="id66" draw:start-glue-point="10" draw:end-shape="id65" draw:end-glue-point="6" svg:d="M41300 22550l1201 1" svg:viewBox="0 0 1202 2">
          <text:p/>
        </draw:connector>
        <draw:connector draw:style-name="gr41" draw:text-style-name="P14" draw:layer="layout" draw:type="curve" svg:x1="29.198cm" svg:y1="12.2cm" svg:x2="42.751cm" svg:y2="22.301cm" draw:start-shape="id64" draw:start-glue-point="4" draw:end-shape="id65" draw:end-glue-point="4" svg:d="M29198 12200c0 7728 13553 2678 13553 10101" svg:viewBox="0 0 13554 10102">
          <text:p text:style-name="P9"><text:span text:style-name="T8">Key</text:span></text:p>
        </draw:connector>
        <draw:connector draw:style-name="gr40" draw:text-style-name="P7" draw:layer="layout" draw:type="line" svg:x1="49.65cm" svg:y1="29.9cm" svg:x2="47.499cm" svg:y2="31.799cm" draw:start-shape="id67" draw:start-glue-point="2" draw:end-shape="id63" draw:end-glue-point="5" svg:d="M49650 29900l-2151 1899" svg:viewBox="0 0 2152 1900">
          <text:p/>
        </draw:connector>
        <draw:g xml:id="id67" draw:id="id67">
          <draw:g>
            <draw:custom-shape draw:style-name="gr16" draw:text-style-name="P10" draw:layer="layout" svg:width="0.8cm" svg:height="0.3cm" svg:x="48cm" svg:y="28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8cm" svg:y="28.6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8cm" svg:y="2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0.2cm" svg:y="29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cm" svg:y="29.6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1cm" svg:y="29.6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0.2cm" svg:y="29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cm" svg:y="29.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9.1cm" svg:y="29.3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8" draw:id="id68">
          <draw:g>
            <draw:custom-shape draw:style-name="gr16" draw:text-style-name="P10" draw:layer="layout" svg:width="0.8cm" svg:height="0.3cm" svg:x="45.001cm" svg:y="21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5.801cm" svg:y="21.6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5.001cm" svg:y="21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5.801cm" svg:y="21.9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5.001cm" svg:y="22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7.201cm" svg:y="22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5.001cm" svg:y="22.5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6.101cm" svg:y="22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44.201cm" svg:y="23.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5.001cm" svg:y="23.2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layout" svg:width="3.3cm" svg:height="0.3cm" svg:x="44.201cm" svg:y="23.298cm">
            <text:p/>
            <draw:enhanced-geometry svg:viewBox="0 0 21600 21600" draw:type="rectangle" draw:enhanced-path="M 0 0 L 21600 0 21600 21600 0 21600 0 0 Z N"/>
          </draw:custom-shape>
        </draw:g>
        <draw:connector draw:style-name="gr40" draw:text-style-name="P7" draw:layer="layout" draw:type="line" svg:x1="45.001cm" svg:y1="22.201cm" svg:x2="43.002cm" svg:y2="22.551cm" draw:start-shape="id68" draw:start-glue-point="3" svg:d="M45001 22201l-1999 350" svg:viewBox="0 0 2000 351">
          <text:p/>
        </draw:connector>
        <draw:connector draw:style-name="gr40" draw:text-style-name="P7" draw:layer="layout" draw:type="line" svg:x1="44.201cm" svg:y1="23.485cm" svg:x2="42.45cm" svg:y2="23.7cm" draw:end-shape="id63" svg:d="M44201 23485l-1751 215" svg:viewBox="0 0 1752 216">
          <text:p/>
        </draw:connector>
        <draw:connector draw:style-name="gr40" draw:text-style-name="P7" draw:layer="layout" draw:type="line" svg:x1="38.7cm" svg:y1="21.401cm" svg:x2="40.8cm" svg:y2="22.55cm" svg:d="M38700 21401l2100 1149" svg:viewBox="0 0 2101 1150">
          <text:p/>
        </draw:connector>
        <draw:g>
          <draw:g>
            <draw:custom-shape draw:style-name="gr16" draw:text-style-name="P10" draw:layer="layout" svg:width="0.8cm" svg:height="0.3cm" svg:x="35.4cm" svg:y="2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6.2cm" svg:y="20.8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5.4cm" svg:y="2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6.2cm" svg:y="21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5.4cm" svg:y="2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7.6cm" svg:y="21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4cm" svg:y="21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6.5cm" svg:y="21.7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40" draw:text-style-name="P7" draw:layer="layout" draw:type="line" svg:x1="16.9cm" svg:y1="11.349cm" svg:x2="19.101cm" svg:y2="12.201cm" draw:start-shape="id69" draw:end-shape="id64" draw:end-glue-point="6" svg:d="M16900 11349l2201 852" svg:viewBox="0 0 2202 853">
          <text:p/>
        </draw:connector>
        <draw:connector draw:style-name="gr40" draw:text-style-name="P7" draw:layer="layout" draw:type="line" svg:x1="30.7cm" svg:y1="11.751cm" svg:x2="29.198cm" svg:y2="12.2cm" draw:start-shape="id70" draw:end-shape="id64" draw:end-glue-point="4" svg:d="M30700 11751l-1502 449" svg:viewBox="0 0 1503 450">
          <text:p/>
        </draw:connector>
        <draw:g xml:id="id71" draw:id="id71">
          <draw:g>
            <draw:custom-shape draw:style-name="gr16" draw:text-style-name="P10" draw:layer="layout" svg:width="0.8cm" svg:height="0.3cm" svg:x="27.1cm" svg:y="2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7.9cm" svg:y="2.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7.1cm" svg:y="3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9.3cm" svg:y="3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7.1cm" svg:y="3.4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8.2cm" svg:y="3.4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40" draw:text-style-name="P7" draw:layer="layout" draw:type="line" svg:x1="27.1cm" svg:y1="3.251cm" svg:x2="24.198cm" svg:y2="4.402cm" draw:start-shape="id71" draw:start-glue-point="3" draw:end-shape="id64" draw:end-glue-point="5" svg:d="M27100 3251l-2902 1151" svg:viewBox="0 0 2903 1152">
          <text:p/>
        </draw:connector>
        <draw:g xml:id="id70" draw:id="id70">
          <draw:g>
            <draw:custom-shape draw:style-name="gr16" draw:text-style-name="P10" draw:layer="layout" svg:width="0.8cm" svg:height="0.3cm" svg:x="30.7cm" svg:y="11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1.5cm" svg:y="11.6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layout" svg:width="3.3cm" svg:height="0.3cm" svg:x="30.7cm" svg:y="11.6cm">
            <text:p/>
            <draw:enhanced-geometry svg:viewBox="0 0 21600 21600" draw:type="rectangle" draw:enhanced-path="M 0 0 L 21600 0 21600 21600 0 21600 0 0 Z N"/>
          </draw:custom-shape>
        </draw:g>
        <draw:g xml:id="id64" draw:id="id64">
          <draw:glue-point draw:id="4" svg:x="4.808cm" svg:y="4.757cm"/>
          <draw:glue-point draw:id="5" svg:x="0.046cm" svg:y="-4.639cm"/>
          <draw:glue-point draw:id="6" svg:x="-4.809cm" svg:y="4.759cm"/>
          <draw:frame draw:style-name="gr39" draw:text-style-name="P3" draw:layer="layout" svg:width="5.549cm" svg:height="4.74cm" svg:x="21.617cm" svg:y="7.304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19.289cm" svg:y="4.602cm" svg:viewBox="0 0 9722 7480" draw:points="0,7480 9722,7480 4858,0">
            <text:p/>
          </draw:polygon>
          <draw:custom-shape draw:style-name="gr4" draw:text-style-name="P5" draw:layer="layout" svg:width="0.486cm" svg:height="0.5cm" svg:x="18.9cm" svg:y="11.9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8.91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3.907cm" svg:y="4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9" draw:text-style-name="P8" draw:layer="layout" svg:width="5.549cm" svg:height="4.74cm" svg:x="61.717cm" svg:y="27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59.389cm" svg:y="24.8cm" svg:viewBox="0 0 9722 7480" draw:points="0,7480 9722,7480 4858,0">
            <text:p/>
          </draw:polygon>
          <draw:custom-shape draw:style-name="gr4" draw:text-style-name="P5" draw:layer="layout" svg:width="0.486cm" svg:height="0.5cm" svg:x="59cm" svg:y="32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9.014cm" svg:y="3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4.007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64cm" svg:y="28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74" draw:id="id74" draw:layer="layout" svg:width="0.5cm" svg:height="0.5cm" svg:x="62.3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72" draw:id="id72" draw:layer="layout" svg:width="0.5cm" svg:height="0.5cm" svg:x="64.001cm" svg:y="2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7" draw:layer="layout" draw:type="line" svg:x1="64.251cm" svg:y1="23.401cm" svg:x2="64.25cm" svg:y2="24.3cm" draw:start-shape="id72" draw:start-glue-point="8" draw:end-shape="id73" draw:end-glue-point="0" svg:d="M64251 23401l-1 899" svg:viewBox="0 0 2 900">
          <text:p/>
        </draw:connector>
        <draw:connector draw:style-name="gr40" draw:text-style-name="P7" draw:layer="layout" draw:type="line" svg:x1="62.8cm" svg:y1="23.15cm" svg:x2="64.001cm" svg:y2="23.151cm" draw:start-shape="id74" draw:start-glue-point="10" draw:end-shape="id72" draw:end-glue-point="6" svg:d="M62800 23150l1201 1" svg:viewBox="0 0 1202 2">
          <text:p/>
        </draw:connector>
        <draw:g xml:id="id75" draw:id="id75">
          <draw:g>
            <draw:custom-shape draw:style-name="gr16" draw:text-style-name="P10" draw:layer="layout" svg:width="0.8cm" svg:height="0.3cm" svg:x="56.7cm" svg:y="30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7.5cm" svg:y="30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layout" svg:width="3.3cm" svg:height="0.3cm" svg:x="56.7cm" svg:y="30.096cm">
            <text:p/>
            <draw:enhanced-geometry svg:viewBox="0 0 21600 21600" draw:type="rectangle" draw:enhanced-path="M 0 0 L 21600 0 21600 21600 0 21600 0 0 Z N"/>
          </draw:custom-shape>
        </draw:g>
        <draw:connector draw:style-name="gr40" draw:text-style-name="P7" xml:id="id88" draw:id="id88" draw:layer="layout" draw:type="line" svg:x1="58.35cm" svg:y1="30.398cm" svg:x2="59.201cm" svg:y2="32.4cm" draw:start-shape="id75" draw:start-glue-point="2" svg:d="M58350 30398l851 2002" svg:viewBox="0 0 852 2003">
          <text:p/>
        </draw:connector>
        <draw:connector draw:style-name="gr40" draw:text-style-name="P7" xml:id="id89" draw:id="id89" draw:layer="layout" draw:type="line" svg:x1="69.75cm" svg:y1="29.8cm" svg:x2="69.3cm" svg:y2="32.4cm" draw:start-shape="id76" draw:start-glue-point="2" svg:d="M69750 29800l-450 2600" svg:viewBox="0 0 451 2601">
          <text:p/>
        </draw:connector>
        <draw:g xml:id="id76" draw:id="id76">
          <draw:g>
            <draw:custom-shape draw:style-name="gr16" draw:text-style-name="P10" draw:layer="layout" svg:width="0.8cm" svg:height="0.3cm" svg:x="68.1cm" svg:y="28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.9cm" svg:y="28.5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1cm" svg:y="28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3cm" svg:y="29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1cm" svg:y="29.5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2cm" svg:y="29.5cm">
                <text:p text:style-name="P9"><text:span text:style-name="T3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0.3cm" svg:y="29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1cm" svg:y="29.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2cm" svg:y="29.2cm">
                <text:p text:style-name="P9"><text:span text:style-name="T3">1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77" draw:id="id77">
          <draw:g>
            <draw:custom-shape draw:style-name="gr16" draw:text-style-name="P10" draw:layer="layout" svg:width="0.8cm" svg:height="0.3cm" svg:x="66.501cm" svg:y="22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2cm">
              <text:p text:style-name="P9"><text:span text:style-name="T3">Two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.501cm" svg:y="22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.501cm" svg:y="22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8.701cm" svg:y="23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501cm" svg:y="23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7.601cm" svg:y="23.1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65.701cm" svg:y="23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501cm" svg:y="23.8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layout" svg:width="3.3cm" svg:height="0.3cm" svg:x="65.701cm" svg:y="23.898cm">
            <text:p/>
            <draw:enhanced-geometry svg:viewBox="0 0 21600 21600" draw:type="rectangle" draw:enhanced-path="M 0 0 L 21600 0 21600 21600 0 21600 0 0 Z N"/>
          </draw:custom-shape>
        </draw:g>
        <draw:connector draw:style-name="gr40" draw:text-style-name="P7" draw:layer="layout" draw:type="line" svg:x1="66.501cm" svg:y1="22.801cm" svg:x2="64.502cm" svg:y2="23.151cm" draw:start-shape="id77" draw:start-glue-point="3" svg:d="M66501 22801l-1999 350" svg:viewBox="0 0 2000 351">
          <text:p/>
        </draw:connector>
        <draw:connector draw:style-name="gr40" draw:text-style-name="P7" draw:layer="layout" draw:type="line" svg:x1="65.701cm" svg:y1="24.085cm" svg:x2="64.251cm" svg:y2="24.336cm" svg:d="M65701 24085l-1450 251" svg:viewBox="0 0 1451 252">
          <text:p/>
        </draw:connector>
        <draw:connector draw:style-name="gr40" draw:text-style-name="P7" draw:layer="layout" draw:type="line" svg:x1="61.3cm" svg:y1="21.201cm" svg:x2="62.3cm" svg:y2="23.15cm" draw:start-shape="id78" draw:start-glue-point="1" svg:d="M61300 21201l1000 1949" svg:viewBox="0 0 1001 1950">
          <text:p/>
        </draw:connector>
        <draw:g xml:id="id78" draw:id="id78">
          <draw:g>
            <draw:custom-shape draw:style-name="gr16" draw:text-style-name="P10" draw:layer="layout" svg:width="0.8cm" svg:height="0.3cm" svg:x="58cm" svg:y="2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6cm">
              <text:p text:style-name="P9"><text:span text:style-name="T3">Two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cm" svg:y="2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9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cm" svg:y="2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0.2cm" svg:y="21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8cm" svg:y="21.5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9.1cm" svg:y="21.50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0" draw:text-style-name="P14" draw:layer="layout" draw:type="curve" draw:line-skew="-11.778cm" svg:x1="64.201cm" svg:y1="28.999cm" svg:x2="19.101cm" svg:y2="12.201cm" draw:start-shape="id73" draw:start-glue-point="7" draw:end-shape="id64" draw:end-glue-point="6" svg:d="M64201 28999c0-11512-45100-3114-45100-16798" svg:viewBox="0 0 45101 16799">
          <text:p/>
        </draw:connector>
        <draw:connector draw:style-name="gr41" draw:text-style-name="P14" draw:layer="layout" draw:type="curve" svg:x1="29.198cm" svg:y1="12.2cm" svg:x2="64.251cm" svg:y2="22.901cm" draw:start-shape="id64" draw:start-glue-point="4" draw:end-shape="id72" draw:end-glue-point="4" svg:d="M29198 12200c0 8178 35053 2828 35053 10701" svg:viewBox="0 0 35054 10702">
          <text:p text:style-name="P9"><text:span text:style-name="T8">Key</text:span></text:p>
        </draw:connector>
        <draw:g xml:id="id80" draw:id="id8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9" draw:text-style-name="P8" draw:layer="layout" svg:width="5.549cm" svg:height="4.74cm" svg:x="85.517cm" svg:y="25.7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83.189cm" svg:y="23cm" svg:viewBox="0 0 9722 7480" draw:points="0,7480 9722,7480 4858,0">
            <text:p/>
          </draw:polygon>
          <draw:custom-shape draw:style-name="gr4" draw:text-style-name="P5" draw:layer="layout" svg:width="0.486cm" svg:height="0.5cm" svg:x="82.8cm" svg:y="30.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2.814cm" svg:y="30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7.807cm" svg:y="2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87.8cm" svg:y="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81" draw:id="id81" draw:layer="layout" svg:width="0.5cm" svg:height="0.5cm" svg:x="86.1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79" draw:id="id79" draw:layer="layout" svg:width="0.5cm" svg:height="0.5cm" svg:x="87.801cm" svg:y="2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7" draw:layer="layout" draw:type="line" svg:x1="88.051cm" svg:y1="21.601cm" svg:x2="88.05cm" svg:y2="22.5cm" draw:start-shape="id79" draw:start-glue-point="8" draw:end-shape="id80" draw:end-glue-point="0" svg:d="M88051 21601l-1 899" svg:viewBox="0 0 2 900">
          <text:p/>
        </draw:connector>
        <draw:connector draw:style-name="gr40" draw:text-style-name="P7" draw:layer="layout" draw:type="line" svg:x1="86.6cm" svg:y1="21.35cm" svg:x2="87.801cm" svg:y2="21.351cm" draw:start-shape="id81" draw:start-glue-point="10" draw:end-shape="id79" draw:end-glue-point="6" svg:d="M86600 21350l1201 1" svg:viewBox="0 0 1202 2">
          <text:p/>
        </draw:connector>
        <draw:g xml:id="id82" draw:id="id82">
          <draw:g>
            <draw:custom-shape draw:style-name="gr16" draw:text-style-name="P10" draw:layer="layout" svg:width="0.8cm" svg:height="0.3cm" svg:x="79.8cm" svg:y="28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6cm" svg:y="28.7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layout" svg:width="3.3cm" svg:height="0.3cm" svg:x="79.8cm" svg:y="28.7cm">
            <text:p/>
            <draw:enhanced-geometry svg:viewBox="0 0 21600 21600" draw:type="rectangle" draw:enhanced-path="M 0 0 L 21600 0 21600 21600 0 21600 0 0 Z N"/>
          </draw:custom-shape>
        </draw:g>
        <draw:connector draw:style-name="gr40" draw:text-style-name="P7" xml:id="id44" draw:id="id44" draw:layer="layout" draw:type="line" svg:x1="81.45cm" svg:y1="29.002cm" svg:x2="83.001cm" svg:y2="30.6cm" draw:start-shape="id82" draw:start-glue-point="2" svg:d="M81450 29002l1551 1598" svg:viewBox="0 0 1552 1599">
          <text:p/>
        </draw:connector>
        <draw:connector draw:style-name="gr40" draw:text-style-name="P7" xml:id="id56" draw:id="id56" draw:layer="layout" draw:type="line" svg:x1="95.1cm" svg:y1="29.47cm" svg:x2="93.1cm" svg:y2="30.6cm" draw:start-shape="id83" draw:start-glue-point="3" svg:d="M95100 29470l-2000 1130" svg:viewBox="0 0 2001 1131">
          <text:p/>
        </draw:connector>
        <draw:g xml:id="id84" draw:id="id84">
          <draw:g>
            <draw:custom-shape draw:style-name="gr16" draw:text-style-name="P10" draw:layer="layout" svg:width="0.8cm" svg:height="0.3cm" svg:x="90.301cm" svg:y="20.4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1.101cm" svg:y="20.4cm">
              <text:p text:style-name="P9"><text:span text:style-name="T3">Thre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0.301cm" svg:y="20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1.101cm" svg:y="20.7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0.301cm" svg:y="21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92.501cm" svg:y="21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301cm" svg:y="21.3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1.401cm" svg:y="21.3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89.501cm" svg:y="22.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301cm" svg:y="22.0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layout" svg:width="3.3cm" svg:height="0.3cm" svg:x="89.501cm" svg:y="22.098cm">
            <text:p/>
            <draw:enhanced-geometry svg:viewBox="0 0 21600 21600" draw:type="rectangle" draw:enhanced-path="M 0 0 L 21600 0 21600 21600 0 21600 0 0 Z N"/>
          </draw:custom-shape>
        </draw:g>
        <draw:connector draw:style-name="gr40" draw:text-style-name="P7" draw:layer="layout" draw:type="line" svg:x1="90.301cm" svg:y1="21.001cm" svg:x2="88.302cm" svg:y2="21.351cm" draw:start-shape="id84" draw:start-glue-point="3" svg:d="M90301 21001l-1999 350" svg:viewBox="0 0 2000 351">
          <text:p/>
        </draw:connector>
        <draw:connector draw:style-name="gr40" draw:text-style-name="P7" draw:layer="layout" draw:type="line" svg:x1="89.501cm" svg:y1="22.285cm" svg:x2="88.051cm" svg:y2="22.536cm" svg:d="M89501 22285l-1450 251" svg:viewBox="0 0 1451 252">
          <text:p/>
        </draw:connector>
        <draw:connector draw:style-name="gr40" draw:text-style-name="P7" draw:layer="layout" draw:type="line" svg:x1="85.1cm" svg:y1="19.401cm" svg:x2="86.1cm" svg:y2="21.35cm" draw:start-shape="id85" draw:start-glue-point="1" svg:d="M85100 19401l1000 1949" svg:viewBox="0 0 1001 1950">
          <text:p/>
        </draw:connector>
        <draw:g xml:id="id85" draw:id="id85">
          <draw:g>
            <draw:custom-shape draw:style-name="gr16" draw:text-style-name="P10" draw:layer="layout" svg:width="0.8cm" svg:height="0.3cm" svg:x="81.8cm" svg:y="18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2.6cm" svg:y="18.8cm">
              <text:p text:style-name="P9"><text:span text:style-name="T3">Thre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1.8cm" svg:y="19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2.6cm" svg:y="19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1.8cm" svg:y="19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4cm" svg:y="19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1.8cm" svg:y="19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2.9cm" svg:y="19.7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0" draw:text-style-name="P14" draw:layer="layout" draw:type="curve" draw:line-skew="-13.221cm" svg:x1="88.001cm" svg:y1="27.199cm" svg:x2="19.101cm" svg:y2="12.201cm" draw:start-shape="id80" draw:start-glue-point="7" draw:end-shape="id64" draw:end-glue-point="6" svg:d="M88001 27199c0-13677-68900-6178-68900-14998" svg:viewBox="0 0 68901 14999">
          <text:p/>
        </draw:connector>
        <draw:connector draw:style-name="gr41" draw:text-style-name="P14" draw:layer="layout" draw:type="curve" svg:x1="29.198cm" svg:y1="12.2cm" svg:x2="88.051cm" svg:y2="21.101cm" draw:start-shape="id64" draw:start-glue-point="4" draw:end-shape="id79" draw:end-glue-point="4" svg:d="M29198 12200c0 6828 58853 2378 58853 8901" svg:viewBox="0 0 58854 8902">
          <text:p text:style-name="P9"><text:span text:style-name="T8">Key</text:span></text:p>
        </draw:connector>
        <draw:g xml:id="id69" draw:id="id69">
          <draw:g>
            <draw:custom-shape draw:style-name="gr16" draw:text-style-name="P10" draw:layer="layout" svg:width="0.8cm" svg:height="0.3cm" svg:x="13.6cm" svg:y="10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4.4cm" svg:y="10.898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3.6cm" svg:y="11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5.8cm" svg:y="11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3.6cm" svg:y="11.5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14.7cm" svg:y="11.5cm">
                <text:p text:style-name="P9"><text:span text:style-name="T9">0.01,0.01,0.001,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0" draw:text-style-name="P14" draw:layer="layout" draw:type="curve" draw:line-skew="-3.653cm" svg:x1="23.374cm" svg:y1="77.574cm" svg:x2="37.401cm" svg:y2="31.799cm" draw:start-shape="id27" draw:start-glue-point="5" draw:end-shape="id63" draw:end-glue-point="4" svg:d="M23374 77574c0-39714 14027-16827 14027-45775" svg:viewBox="0 0 14028 45776">
          <text:p/>
        </draw:connector>
        <draw:g xml:id="id86" draw:id="id86">
          <draw:g>
            <draw:custom-shape draw:style-name="gr16" draw:text-style-name="P10" draw:layer="ConfigLayout" svg:width="0.8cm" svg:height="0.3cm" svg:x="33.7cm" svg:y="32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32.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ConfigLayout" svg:width="3.3cm" svg:height="0.3cm" svg:x="33.7cm" svg:y="32.8cm">
            <text:p/>
            <draw:enhanced-geometry svg:viewBox="0 0 21600 21600" draw:type="rectangle" draw:enhanced-path="M 0 0 L 21600 0 21600 21600 0 21600 0 0 Z N"/>
          </draw:custom-shape>
        </draw:g>
        <draw:connector draw:style-name="gr40" draw:text-style-name="P7" draw:layer="ConfigLayout" draw:type="line" svg:x1="35.35cm" svg:y1="32.8cm" svg:x2="37.401cm" svg:y2="31.799cm" draw:start-shape="id86" draw:start-glue-point="0" draw:end-shape="id63" draw:end-glue-point="4" svg:d="M35350 32800l2051-1001" svg:viewBox="0 0 2052 1002">
          <text:p/>
        </draw:connector>
        <draw:custom-shape draw:style-name="gr5" draw:text-style-name="P6" xml:id="id8" draw:id="id8" draw:layer="ConfigLayout" svg:width="0.5cm" svg:height="0.5cm" svg:x="86.7cm" svg:y="7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ConfigLayout" draw:type="line" svg:x1="86.773cm" svg:y1="77.627cm" svg:x2="86.027cm" svg:y2="78.573cm" draw:start-shape="id8" draw:start-glue-point="7" draw:end-shape="id10" draw:end-glue-point="11" svg:d="M86773 77627l-746 946" svg:viewBox="0 0 747 947">
          <text:p/>
        </draw:connector>
        <draw:g xml:id="id87" draw:id="id87">
          <draw:g>
            <draw:custom-shape draw:style-name="gr16" draw:text-style-name="P10" draw:layer="ConfigLayout" svg:width="0.8cm" svg:height="0.3cm" svg:x="90cm" svg:y="76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0.8cm" svg:y="76.198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0cm" svg:y="76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0.8cm" svg:y="76.498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0cm" svg:y="76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2.2cm" svg:y="77.4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0cm" svg:y="77.4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1.1cm" svg:y="77.4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92.2cm" svg:y="77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0cm" svg:y="77.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1.1cm" svg:y="77.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0cm" svg:y1="76.949cm" svg:x2="87.2cm" svg:y2="77.45cm" draw:start-shape="id87" draw:start-glue-point="3" draw:end-shape="id8" draw:end-glue-point="10" svg:d="M90000 76949l-2800 501" svg:viewBox="0 0 2801 502">
          <text:p/>
        </draw:connector>
        <draw:connector draw:style-name="gr30" draw:text-style-name="P14" draw:layer="ConfigLayout" draw:type="curve" svg:x1="47.499cm" svg:y1="31.799cm" svg:x2="86.95cm" svg:y2="77.2cm" draw:start-shape="id63" draw:start-glue-point="5" draw:end-shape="id8" draw:end-glue-point="4" svg:d="M47499 31799c0 34203 39451 11503 39451 45401" svg:viewBox="0 0 39452 45402">
          <text:p/>
        </draw:connector>
        <draw:connector draw:style-name="gr30" draw:text-style-name="P14" draw:layer="ConfigLayout" draw:type="curve" svg:x1="81.198cm" svg:y1="54.698cm" svg:x2="86.95cm" svg:y2="77.2cm" draw:start-shape="id59" draw:start-glue-point="4" draw:end-shape="id8" draw:end-glue-point="4" svg:d="M81198 54698c0 17029 5752 5779 5752 22502" svg:viewBox="0 0 5753 22503">
          <text:p/>
        </draw:connector>
        <draw:connector draw:style-name="gr30" draw:text-style-name="P14" draw:layer="layout" draw:type="curve" svg:x1="23.374cm" svg:y1="77.574cm" svg:x2="59.201cm" svg:y2="32.4cm" draw:start-shape="id27" draw:start-glue-point="5" draw:end-shape="id88" draw:end-glue-point="3" svg:d="M23374 77574c0-33936 35827-11349 35827-45174" svg:viewBox="0 0 35828 45175">
          <text:p/>
        </draw:connector>
        <draw:custom-shape draw:style-name="gr42" draw:text-style-name="P6" xml:id="id57" draw:id="id57" draw:layer="layout" svg:width="0.5cm" svg:height="0.5cm" svg:x="44.4cm" svg:y="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xml:id="id91" draw:id="id91" draw:layer="layout" svg:width="0.5cm" svg:height="0.5cm" svg:x="43.101cm" svg:y="3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14" draw:layer="layout" draw:type="curve" svg:x1="69.3cm" svg:y1="32.4cm" svg:x2="44.65cm" svg:y2="39cm" draw:start-shape="id89" draw:start-glue-point="3" draw:end-shape="id57" draw:end-glue-point="4" svg:d="M69300 32400c0 4950-24650 1650-24650 6600" svg:viewBox="0 0 24651 6601">
          <text:p/>
        </draw:connector>
        <draw:g xml:id="id90" draw:id="id90">
          <draw:g>
            <draw:custom-shape draw:style-name="gr16" draw:text-style-name="P10" draw:layer="ConfigLayout" svg:width="0.8cm" svg:height="0.3cm" svg:x="45.4cm" svg:y="40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2cm" svg:y="40.2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4cm" svg:y="40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.2cm" svg:y="40.5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5.4cm" svg:y="40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7.6cm" svg:y="41.402cm">
                <text:p text:style-name="P9"><text:span text:style-name="T3"/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4cm" svg:y="41.402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6.5cm" svg:y="41.4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47.6cm" svg:y="41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4cm" svg:y="41.102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6.5cm" svg:y="41.102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4cm" svg:y1="40.951cm" svg:x2="44.827cm" svg:y2="39.427cm" draw:start-shape="id90" draw:end-shape="id57" draw:end-glue-point="9" svg:d="M45400 40951l-573-1524" svg:viewBox="0 0 574 1525">
          <text:p/>
        </draw:connector>
        <draw:connector draw:style-name="gr13" draw:text-style-name="P10" draw:layer="ConfigLayout" draw:type="line" svg:x1="44.65cm" svg:y1="39.5cm" svg:x2="44.55cm" svg:y2="40.402cm" draw:start-shape="id57" draw:start-glue-point="8" draw:end-shape="id45" draw:end-glue-point="0" svg:d="M44650 39500l-100 902" svg:viewBox="0 0 101 903">
          <text:p text:style-name="P9"><text:span text:style-name="T3"/></text:p>
        </draw:connector>
        <draw:connector draw:style-name="gr13" draw:text-style-name="P10" draw:layer="ConfigLayout" draw:type="line" svg:x1="43.528cm" svg:y1="38.228cm" svg:x2="44.473cm" svg:y2="39.073cm" draw:start-shape="id91" draw:start-glue-point="9" draw:end-shape="id57" draw:end-glue-point="5" svg:d="M43528 38228l945 845" svg:viewBox="0 0 946 846">
          <text:p text:style-name="P9"><text:span text:style-name="T3">Transfer</text:span></text:p>
        </draw:connector>
        <draw:connector draw:style-name="gr15" draw:text-style-name="P10" draw:layer="ConfigLayout" draw:type="curve" draw:line-skew="0cm -2.802cm" svg:x1="42.45cm" svg:y1="23.7cm" svg:x2="43.351cm" svg:y2="37.801cm" draw:start-shape="id63" draw:start-glue-point="0" draw:end-shape="id91" draw:end-glue-point="4" svg:d="M42450 23700c0-751 2950-501 2950 5350s-2049 4401-2049 8751" svg:viewBox="0 0 2951 14406">
          <text:p><text:span text:style-name="T3"/></text:p>
        </draw:connector>
        <draw:g xml:id="id92" draw:id="id92">
          <draw:g>
            <draw:custom-shape draw:style-name="gr16" draw:text-style-name="P10" draw:layer="ConfigLayout" svg:width="0.8cm" svg:height="0.3cm" svg:x="38.1cm" svg:y="38.3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8.9cm" svg:y="38.298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8.1cm" svg:y="38.6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8.9cm" svg:y="38.598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8.1cm" svg:y="38.9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0.3cm" svg:y="39.5cm">
                <text:p text:style-name="P9"><text:span text:style-name="T3"/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1cm" svg:y="39.5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9.2cm" svg:y="39.5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40.3cm" svg:y="39.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1cm" svg:y="39.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9.2cm" svg:y="39.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40.3cm" svg:y="39.8cm">
                <text:p text:style-name="P9"><text:span text:style-name="T3"/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1cm" svg:y="39.8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9.2cm" svg:y="39.8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40.3cm" svg:y="40.1cm">
                <text:p text:style-name="P9"><text:span text:style-name="T3"/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1cm" svg:y="40.1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9.2cm" svg:y="40.1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40.3cm" svg:y="40.4cm">
                <text:p text:style-name="P9"><text:span text:style-name="T3"/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1cm" svg:y="40.4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9.2cm" svg:y="40.4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1.4cm" svg:y1="39.499cm" svg:x2="43.174cm" svg:y2="38.228cm" draw:start-shape="id92" draw:start-glue-point="1" draw:end-shape="id91" draw:end-glue-point="7" svg:d="M41400 39499l1774-1271" svg:viewBox="0 0 1775 1272">
          <text:p/>
        </draw:connector>
        <draw:connector draw:style-name="gr15" draw:text-style-name="P10" draw:layer="ConfigLayout" draw:type="curve" svg:x1="55.151cm" svg:y1="78.701cm" svg:x2="50.701cm" svg:y2="60.801cm" draw:start-shape="id5" draw:start-glue-point="4" draw:end-shape="id46" draw:end-glue-point="6" svg:d="M55151 78701c0-13273-4450-4324-4450-17900" svg:viewBox="0 0 4451 17901">
          <text:p text:style-name="P9"><text:span text:style-name="T3">Reset</text:span></text:p>
        </draw:connector>
        <draw:connector draw:style-name="gr15" draw:text-style-name="P10" draw:layer="ConfigLayout" draw:type="curve" svg:x1="43.351cm" svg:y1="38.301cm" svg:x2="50.701cm" svg:y2="60.801cm" draw:start-shape="id91" draw:start-glue-point="8" draw:end-shape="id46" draw:end-glue-point="6" svg:d="M43351 38301c0 15000 2450 22500 7350 22500" svg:viewBox="0 0 7351 22501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3.2cm" svg:y="58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4cm" svg:y="58.6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3.2cm" svg:y="58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5.4cm" svg:y="59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3.2cm" svg:y="59.5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3cm" svg:y="59.5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5.4cm" svg:y="59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3.2cm" svg:y="59.2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3cm" svg:y="59.202cm">
                <text:p text:style-name="P9"><text:span text:style-name="T3">5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5.4cm" svg:y="59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3.2cm" svg:y="59.8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3cm" svg:y="59.8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3" draw:text-style-name="P10" draw:layer="ConfigLayout" svg:width="3.3cm" svg:height="1.498cm" svg:x="63.2cm" svg:y="58.6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draw:line-skew="-1.703cm" svg:x1="55.151cm" svg:y1="78.701cm" svg:x2="60.798cm" svg:y2="60.8cm" draw:start-shape="id5" draw:start-glue-point="4" draw:end-shape="id46" draw:end-glue-point="4" svg:d="M55151 78701c0-15828 5647-6878 5647-17901" svg:viewBox="0 0 5648 17902">
          <text:p text:style-name="P9"><text:span text:style-name="T3">Reset</text:span></text:p>
        </draw:connector>
        <draw:connector draw:style-name="gr15" draw:text-style-name="P10" draw:layer="ConfigLayout" draw:type="curve" draw:line-skew="11.949cm" svg:x1="55.151cm" svg:y1="78.701cm" svg:x2="19.101cm" svg:y2="12.201cm" draw:start-shape="id5" draw:start-glue-point="4" draw:end-shape="id64" draw:end-glue-point="6" svg:d="M55151 78701c0-31800-36050 1450-36050-66500" svg:viewBox="0 0 36051 66501">
          <text:p text:style-name="P9"><text:span text:style-name="T3">Reset</text:span></text:p>
        </draw:connector>
        <draw:connector draw:style-name="gr41" draw:text-style-name="P14" draw:layer="layout" draw:type="curve" draw:line-skew="8.599cm" svg:x1="23.801cm" svg:y1="77.751cm" svg:x2="71.101cm" svg:y2="54.699cm" draw:start-shape="id27" draw:start-glue-point="10" draw:end-shape="id59" draw:end-glue-point="6" svg:d="M23801 77751c48223 0 24574-23052 47300-23052" svg:viewBox="0 0 47301 23053">
          <text:p text:style-name="P18">0</text:p>
        </draw:connector>
        <draw:connector draw:style-name="gr41" draw:text-style-name="P14" draw:layer="layout" draw:type="curve" draw:line-skew="7.399cm" svg:x1="24.601cm" svg:y1="75.751cm" svg:x2="71.101cm" svg:y2="54.699cm" draw:start-shape="id24" draw:start-glue-point="10" draw:end-shape="id59" draw:end-glue-point="6" svg:d="M24601 75751c45823 0 22574-21052 46500-21052" svg:viewBox="0 0 46501 21053">
          <text:p text:style-name="P18">1</text:p>
        </draw:connector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73.617cm" svg:y="49.8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71.289cm" svg:y="47.1cm" svg:viewBox="0 0 9722 7480" draw:points="0,7480 9722,7480 4858,0">
            <text:p/>
          </draw:polygon>
          <draw:custom-shape draw:style-name="gr4" draw:text-style-name="P5" draw:layer="layout" svg:width="0.486cm" svg:height="0.5cm" svg:x="70.9cm" svg:y="54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0.914cm" svg:y="5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5.907cm" svg:y="4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78.4cm" svg:y1="46.701cm" svg:x2="76.198cm" svg:y2="46.9cm" draw:start-shape="id93" draw:start-glue-point="3" draw:end-shape="id59" draw:end-glue-point="5" svg:d="M78400 46701l-2202 199" svg:viewBox="0 0 2203 200">
          <text:p/>
        </draw:connector>
        <draw:g xml:id="id60" draw:id="id60">
          <draw:g>
            <draw:custom-shape draw:style-name="gr16" draw:text-style-name="P10" draw:layer="ConfigLayout" svg:width="0.8cm" svg:height="0.3cm" svg:x="83cm" svg:y="52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3.8cm" svg:y="52.4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cm" svg:y="52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5.2cm" svg:y="53.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cm" svg:y="53.4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4.1cm" svg:y="53.4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85.2cm" svg:y="53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cm" svg:y="53.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4.1cm" svg:y="53.1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85.2cm" svg:y="53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83cm" svg:y="53.7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4.1cm" svg:y="53.7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85.2cm" svg:y="5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cm" svg:y="54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4.1cm" svg:y="5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85.2cm" svg:y="5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cm" svg:y="54.3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4.1cm" svg:y="54.3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85.2cm" svg:y="5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cm" svg:y="54.6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4.1cm" svg:y="54.6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3" draw:text-style-name="P10" draw:layer="ConfigLayout" svg:width="3.3cm" svg:height="2.4cm" svg:x="83cm" svg:y="52.5cm">
            <text:p/>
            <draw:enhanced-geometry svg:viewBox="0 0 21600 21600" draw:type="rectangle" draw:enhanced-path="M 0 0 L 21600 0 21600 21600 0 21600 0 0 Z N"/>
          </draw:custom-shape>
        </draw:g>
        <draw:g xml:id="id93" draw:id="id93">
          <draw:g>
            <draw:custom-shape draw:style-name="gr16" draw:text-style-name="P10" draw:layer="ConfigLayout" svg:width="0.8cm" svg:height="0.3cm" svg:x="78.4cm" svg:y="4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9.2cm" svg:y="46.1cm">
              <text:p text:style-name="P9"><text:span text:style-name="T3">AtomOffsetRefer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8.4cm" svg:y="4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9.2cm" svg:y="46.4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8.4cm" svg:y="4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0.6cm" svg:y="47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47.0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9.5cm" svg:y="47.0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2" draw:id="id62">
          <draw:g>
            <draw:custom-shape draw:style-name="gr16" draw:text-style-name="P10" draw:layer="ConfigLayout" svg:width="0.8cm" svg:height="0.3cm" svg:x="68.4cm" svg:y="46.0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9.2cm" svg:y="46cm">
              <text:p text:style-name="P9"><text:span text:style-name="T3">AtomOffset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8.4cm" svg:y="46.3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69.2cm" svg:y="46.3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8.4cm" svg:y="46.6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0.6cm" svg:y="46.9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8.4cm" svg:y="46.9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5cm" svg:y="46.902cm">
                <text:p text:style-name="P9"><text:span text:style-name="T3">-0.05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41" draw:text-style-name="P14" draw:layer="layout" draw:type="curve" draw:line-skew="-13.853cm" svg:x1="29.198cm" svg:y1="12.2cm" svg:x2="76.15cm" svg:y2="46.6cm" draw:start-shape="id64" draw:start-glue-point="4" draw:end-shape="id59" draw:end-glue-point="0" svg:d="M29198 12200c0 5173 46952-12026 46952 34400" svg:viewBox="0 0 46953 34401">
          <text:p text:style-name="P9"><text:span text:style-name="T8">Key</text:span></text:p>
        </draw:connector>
        <draw:g xml:id="id96" draw:id="id96">
          <draw:g>
            <draw:custom-shape draw:style-name="gr16" draw:text-style-name="P10" draw:layer="ConfigLayout" svg:width="0.8cm" svg:height="0.3cm" svg:x="89.9cm" svg:y="52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0.7cm" svg:y="52.2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2" draw:text-style-name="P10" draw:layer="ConfigLayout" svg:width="3.3cm" svg:height="0.3cm" svg:x="89.9cm" svg:y="52.2cm">
            <text:p/>
            <draw:enhanced-geometry svg:viewBox="0 0 21600 21600" draw:type="rectangle" draw:enhanced-path="M 0 0 L 21600 0 21600 21600 0 21600 0 0 Z N"/>
          </draw:custom-shape>
        </draw:g>
        <draw:connector draw:style-name="gr41" draw:text-style-name="P14" draw:layer="ConfigLayout" draw:type="curve" draw:line-skew="19.349cm" svg:x1="23.4cm" svg:y1="79.85cm" svg:x2="94.601cm" svg:y2="53.699cm" draw:start-shape="id25" draw:start-glue-point="10" draw:end-shape="id94" draw:end-glue-point="6" svg:d="M23400 79850c82275 0 46675-26151 71201-26151" svg:viewBox="0 0 71202 26152">
          <text:p text:style-name="P18"/>
        </draw:connector>
        <draw:g xml:id="id95" draw:id="id95">
          <draw:g>
            <draw:custom-shape draw:style-name="gr16" draw:text-style-name="P10" draw:layer="ConfigLayout" svg:width="0.8cm" svg:height="0.3cm" svg:x="101.1cm" svg:y="4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1.9cm" svg:y="44.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1.1cm" svg:y="4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3.3cm" svg:y="4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1.1cm" svg:y="45.4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2cm" svg:y="45.40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1.1cm" svg:y1="45.251cm" svg:x2="99.698cm" svg:y2="45.9cm" draw:start-shape="id95" draw:start-glue-point="3" draw:end-shape="id94" draw:end-glue-point="5" svg:d="M101100 45251l-1402 649" svg:viewBox="0 0 1403 650">
          <text:p/>
        </draw:connector>
        <draw:connector draw:style-name="gr12" draw:text-style-name="P7" draw:layer="ConfigLayout" draw:type="line" svg:x1="93.2cm" svg:y1="52.351cm" svg:x2="94.601cm" svg:y2="53.699cm" draw:start-shape="id96" draw:start-glue-point="1" draw:end-shape="id94" draw:end-glue-point="6" svg:d="M93200 52351l1401 1348" svg:viewBox="0 0 1402 1349">
          <text:p/>
        </draw:connector>
        <draw:g xml:id="id97" draw:id="id97">
          <draw:g>
            <draw:custom-shape draw:style-name="gr16" draw:text-style-name="P10" draw:layer="ConfigLayout" svg:width="0.8cm" svg:height="0.3cm" svg:x="107.4cm" svg:y="51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8.2cm" svg:y="51.4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7.4cm" svg:y="51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9.6cm" svg:y="52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4cm" svg:y="52.3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8.5cm" svg:y="52.3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9.6cm" svg:y="52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4cm" svg:y="52.0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8.5cm" svg:y="52.0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09.6cm" svg:y="5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7.4cm" svg:y="52.6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8.5cm" svg:y="52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09.6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4cm" svg:y="52.9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8.5cm" svg:y="52.9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09.6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4cm" svg:y="53.2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8.5cm" svg:y="53.2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2" draw:text-style-name="P10" draw:layer="ConfigLayout" svg:width="1.1cm" svg:height="0.3cm" svg:x="109.6cm" svg:y="53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4cm" svg:y="53.5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8.5cm" svg:y="53.5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3" draw:text-style-name="P10" draw:layer="ConfigLayout" svg:width="3.3cm" svg:height="2.4cm" svg:x="107.4cm" svg:y="51.4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07.4cm" svg:y1="52.601cm" svg:x2="104.698cm" svg:y2="53.698cm" draw:start-shape="id97" draw:start-glue-point="3" draw:end-shape="id94" draw:end-glue-point="4" svg:d="M107400 526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6.1cm" svg:y="67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6.9cm" svg:y="67.398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6.1cm" svg:y="67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6.9cm" svg:y="67.698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30" draw:text-style-name="P14" draw:layer="ConfigLayout" draw:type="curve" svg:x1="104.698cm" svg:y1="53.698cm" svg:x2="81.198cm" svg:y2="68.402cm" draw:start-shape="id94" draw:start-glue-point="4" draw:end-shape="id7" draw:end-glue-point="5" svg:d="M104698 53698c0 10956-23500 3604-23500 14704" svg:viewBox="0 0 23501 14705">
          <text:p/>
        </draw:connector>
        <draw:g xml:id="id98" draw:id="id98">
          <draw:g>
            <draw:custom-shape draw:style-name="gr16" draw:text-style-name="P10" draw:layer="ConfigLayout" svg:width="0.8cm" svg:height="0.3cm" svg:x="75.5cm" svg:y="64.9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6.3cm" svg:y="64.898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5.5cm" svg:y="65.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6.3cm" svg:y="65.1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5.5cm" svg:y="65.5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7.7cm" svg:y="65.8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5.5cm" svg:y="65.8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6.6cm" svg:y="65.8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99" draw:id="id99" draw:layer="ConfigLayout" svg:width="0.5cm" svg:height="0.5cm" svg:x="80.1cm" svg:y="6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78.8cm" svg:y1="65.499cm" svg:x2="80.1cm" svg:y2="66.15cm" draw:start-shape="id98" draw:start-glue-point="1" draw:end-shape="id99" draw:end-glue-point="6" svg:d="M78800 65499l1300 651" svg:viewBox="0 0 1301 652">
          <text:p/>
        </draw:connector>
        <draw:connector draw:style-name="gr12" draw:text-style-name="P7" draw:layer="layout" draw:type="line" svg:x1="80.35cm" svg:y1="66.4cm" svg:x2="81.15cm" svg:y2="68.102cm" draw:start-shape="id99" draw:start-glue-point="8" draw:end-shape="id7" svg:d="M80350 66400l800 1702" svg:viewBox="0 0 801 17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5T19:20:34.871000000</dc:date>
    <meta:editing-duration>PT20H43M56S</meta:editing-duration>
    <meta:editing-cycles>147</meta:editing-cycles>
    <meta:print-date>2017-03-27T16:23:16.318000000</meta:print-date>
    <meta:document-statistic meta:object-count="1099"/>
  </office:meta>
</office:document-meta>
</file>